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map style:condition="is-true-formula([.C4]=MIN([.$C4:.$AC4]))" style:apply-style-name="Good" style:base-cell-address="test_resumo_norm.C4"/>
      <style:map style:condition="is-true-formula([.C4]=MAX([.$C4:.$AC4]))" style:apply-style-name="Bad" style:base-cell-address="test_resumo_norm.C4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fo:border="0.74pt solid #000000"/>
    </style:style>
    <style:style style:name="ce6" style:family="table-cell" style:parent-style-name="Default" style:data-style-name="N11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5" table:number-columns-repeated="5" table:default-cell-style-name="Default"/>
        <table:table-column table:style-name="co10" table:number-columns-repeated="2" table:default-cell-style-name="Default"/>
        <table:table-column table:style-name="co17" table:number-columns-repeated="968" table:default-cell-style-name="Default"/>
        <table:table-row table:style-name="ro1">
          <table:table-cell table:number-columns-repeated="2"/>
          <table:table-cell table:number-columns-repeated="3" table:style-name="Default" office:value-type="string" calcext:value-type="string">
            <text:p>eq</text:p>
          </table:table-cell>
          <table:table-cell table:number-columns-repeated="24" office:value-type="string" calcext:value-type="string">
            <text:p>eq</text:p>
          </table:table-cell>
          <table:table-cell table:number-columns-repeated="27" office:value-type="string" calcext:value-type="string">
            <text:p>tim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93022786" calcext:value-type="float">
            <text:p>0,93022786</text:p>
          </table:table-cell>
          <table:table-cell table:style-name="ce2" office:value-type="float" office:value="0.91078162" calcext:value-type="float">
            <text:p>0,91078162</text:p>
          </table:table-cell>
          <table:table-cell table:number-columns-repeated="2" table:style-name="ce2" office:value-type="float" office:value="0.93022786" calcext:value-type="float">
            <text:p>0,93022786</text:p>
          </table:table-cell>
          <table:table-cell table:style-name="ce2" office:value-type="float" office:value="0.91078162" calcext:value-type="float">
            <text:p>0,91078162</text:p>
          </table:table-cell>
          <table:table-cell table:style-name="ce2" office:value-type="float" office:value="0.93022786" calcext:value-type="float">
            <text:p>0,93022786</text:p>
          </table:table-cell>
          <table:table-cell table:number-columns-repeated="3" table:style-name="ce2" office:value-type="float" office:value="0.91078162" calcext:value-type="float">
            <text:p>0,91078162</text:p>
          </table:table-cell>
          <table:table-cell table:style-name="ce2" office:value-type="float" office:value="0.906256733" calcext:value-type="float">
            <text:p>0,906256733</text:p>
          </table:table-cell>
          <table:table-cell table:style-name="ce2" office:value-type="float" office:value="0.943802521" calcext:value-type="float">
            <text:p>0,943802521</text:p>
          </table:table-cell>
          <table:table-cell table:style-name="ce2" office:value-type="float" office:value="0.898715255" calcext:value-type="float">
            <text:p>0,898715255</text:p>
          </table:table-cell>
          <table:table-cell table:style-name="ce2" office:value-type="float" office:value="0.906256733" calcext:value-type="float">
            <text:p>0,906256733</text:p>
          </table:table-cell>
          <table:table-cell table:style-name="ce2" office:value-type="float" office:value="0.965470804" calcext:value-type="float">
            <text:p>0,965470804</text:p>
          </table:table-cell>
          <table:table-cell table:style-name="ce2" office:value-type="float" office:value="0.981186705" calcext:value-type="float">
            <text:p>0,981186705</text:p>
          </table:table-cell>
          <table:table-cell table:style-name="ce2" office:value-type="float" office:value="0.964716656" calcext:value-type="float">
            <text:p>0,964716656</text:p>
          </table:table-cell>
          <table:table-cell table:style-name="ce2" office:value-type="float" office:value="0.971423185" calcext:value-type="float">
            <text:p>0,971423185</text:p>
          </table:table-cell>
          <table:table-cell table:style-name="ce2" office:value-type="float" office:value="0.907765029" calcext:value-type="float">
            <text:p>0,907765029</text:p>
          </table:table-cell>
          <table:table-cell table:style-name="ce2" office:value-type="float" office:value="0.965470804" calcext:value-type="float">
            <text:p>0,965470804</text:p>
          </table:table-cell>
          <table:table-cell table:number-columns-repeated="8" table:style-name="ce2" office:value-type="float" office:value="0.93022786" calcext:value-type="float">
            <text:p>0,9302278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5343" calcext:value-type="float">
            <text:p>0,005343</text:p>
          </table:table-cell>
          <table:table-cell office:value-type="float" office:value="0.000669" calcext:value-type="float">
            <text:p>0,000669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167459" calcext:value-type="float">
            <text:p>0,167459</text:p>
          </table:table-cell>
          <table:table-cell office:value-type="float" office:value="0.1065375" calcext:value-type="float">
            <text:p>0,1065375</text:p>
          </table:table-cell>
          <table:table-cell office:value-type="float" office:value="0.166536" calcext:value-type="float">
            <text:p>0,166536</text:p>
          </table:table-cell>
          <table:table-cell office:value-type="float" office:value="0.0007185" calcext:value-type="float">
            <text:p>0,0007185</text:p>
          </table:table-cell>
          <table:table-cell office:value-type="float" office:value="1.999411" calcext:value-type="float">
            <text:p>1,999411</text:p>
          </table:table-cell>
          <table:table-cell office:value-type="float" office:value="0.114961" calcext:value-type="float">
            <text:p>0,114961</text:p>
          </table:table-cell>
          <table:table-cell office:value-type="float" office:value="0.1559795" calcext:value-type="float">
            <text:p>0,1559795</text:p>
          </table:table-cell>
          <table:table-cell office:value-type="float" office:value="0.157183" calcext:value-type="float">
            <text:p>0,157183</text:p>
          </table:table-cell>
          <table:table-cell office:value-type="float" office:value="0.1586115" calcext:value-type="float">
            <text:p>0,158611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2.1313745" calcext:value-type="float">
            <text:p>2,1313745</text:p>
          </table:table-cell>
          <table:table-cell office:value-type="float" office:value="0.180863" calcext:value-type="float">
            <text:p>0,180863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18" calcext:value-type="float">
            <text:p>0,000618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number-columns-repeated="2"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style-name="ce2" office:value-type="float" office:value="0.90408218" calcext:value-type="float">
            <text:p>0,90408218</text:p>
          </table:table-cell>
          <table:table-cell table:number-columns-repeated="2" table:style-name="ce2" office:value-type="float" office:value="0.900799186" calcext:value-type="float">
            <text:p>0,900799186</text:p>
          </table:table-cell>
          <table:table-cell table:style-name="ce2" office:value-type="float" office:value="0.965841321" calcext:value-type="float">
            <text:p>0,965841321</text:p>
          </table:table-cell>
          <table:table-cell table:style-name="ce2" office:value-type="float" office:value="0.893576599" calcext:value-type="float">
            <text:p>0,893576599</text:p>
          </table:table-cell>
          <table:table-cell table:style-name="ce2" office:value-type="float" office:value="0.904410479" calcext:value-type="float">
            <text:p>0,904410479</text:p>
          </table:table-cell>
          <table:table-cell table:style-name="ce2" office:value-type="float" office:value="0.955988453" calcext:value-type="float">
            <text:p>0,955988453</text:p>
          </table:table-cell>
          <table:table-cell table:style-name="ce2" office:value-type="float" office:value="0.951396147" calcext:value-type="float">
            <text:p>0,951396147</text:p>
          </table:table-cell>
          <table:table-cell table:style-name="ce2" office:value-type="float" office:value="0.939555999" calcext:value-type="float">
            <text:p>0,939555999</text:p>
          </table:table-cell>
          <table:table-cell table:style-name="ce2" office:value-type="float" office:value="0.952709344" calcext:value-type="float">
            <text:p>0,952709344</text:p>
          </table:table-cell>
          <table:table-cell table:style-name="ce2" office:value-type="float" office:value="0.894889796" calcext:value-type="float">
            <text:p>0,894889796</text:p>
          </table:table-cell>
          <table:table-cell table:style-name="ce2" office:value-type="float" office:value="0.94054284" calcext:value-type="float">
            <text:p>0,94054284</text:p>
          </table:table-cell>
          <table:table-cell table:number-columns-repeated="8" table:style-name="ce2" office:value-type="float" office:value="0.927735278" calcext:value-type="float">
            <text:p>0,92773527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42" calcext:value-type="float">
            <text:p>0,000842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198906" calcext:value-type="float">
            <text:p>0,198906</text:p>
          </table:table-cell>
          <table:table-cell office:value-type="float" office:value="0.228168" calcext:value-type="float">
            <text:p>0,228168</text:p>
          </table:table-cell>
          <table:table-cell office:value-type="float" office:value="0.191635" calcext:value-type="float">
            <text:p>0,191635</text:p>
          </table:table-cell>
          <table:table-cell office:value-type="float" office:value="0.0005845" calcext:value-type="float">
            <text:p>0,0005845</text:p>
          </table:table-cell>
          <table:table-cell office:value-type="float" office:value="1.6126555" calcext:value-type="float">
            <text:p>1,6126555</text:p>
          </table:table-cell>
          <table:table-cell office:value-type="float" office:value="0.231544" calcext:value-type="float">
            <text:p>0,231544</text:p>
          </table:table-cell>
          <table:table-cell office:value-type="float" office:value="0.0883125" calcext:value-type="float">
            <text:p>0,0883125</text:p>
          </table:table-cell>
          <table:table-cell office:value-type="float" office:value="0.0938585" calcext:value-type="float">
            <text:p>0,0938585</text:p>
          </table:table-cell>
          <table:table-cell office:value-type="float" office:value="0.0982855" calcext:value-type="float">
            <text:p>0,0982855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2.3733855" calcext:value-type="float">
            <text:p>2,3733855</text:p>
          </table:table-cell>
          <table:table-cell office:value-type="float" office:value="0.1047875" calcext:value-type="float">
            <text:p>0,1047875</text:p>
          </table:table-cell>
          <table:table-cell office:value-type="float" office:value="0.000829" calcext:value-type="float">
            <text:p>0,000829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806" calcext:value-type="float">
            <text:p>0,000806</text:p>
          </table:table-cell>
          <table:table-cell office:value-type="float" office:value="0.000798" calcext:value-type="float">
            <text:p>0,000798</text:p>
          </table:table-cell>
          <table:table-cell office:value-type="float" office:value="0.000799" calcext:value-type="float">
            <text:p>0,000799</text:p>
          </table:table-cell>
          <table:table-cell office:value-type="float" office:value="0.000798" calcext:value-type="float">
            <text:p>0,000798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number-columns-repeated="2"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style-name="ce2" office:value-type="float" office:value="0.90307423" calcext:value-type="float">
            <text:p>0,90307423</text:p>
          </table:table-cell>
          <table:table-cell table:style-name="ce2" office:value-type="float" office:value="0.902521008" calcext:value-type="float">
            <text:p>0,902521008</text:p>
          </table:table-cell>
          <table:table-cell table:style-name="ce2" office:value-type="float" office:value="0.907797619" calcext:value-type="float">
            <text:p>0,907797619</text:p>
          </table:table-cell>
          <table:table-cell table:style-name="ce2" office:value-type="float" office:value="0.964012605" calcext:value-type="float">
            <text:p>0,964012605</text:p>
          </table:table-cell>
          <table:table-cell table:style-name="ce2" office:value-type="float" office:value="0.895427171" calcext:value-type="float">
            <text:p>0,895427171</text:p>
          </table:table-cell>
          <table:table-cell table:style-name="ce2" office:value-type="float" office:value="0.902485994" calcext:value-type="float">
            <text:p>0,902485994</text:p>
          </table:table-cell>
          <table:table-cell table:style-name="ce2" office:value-type="float" office:value="0.950742297" calcext:value-type="float">
            <text:p>0,950742297</text:p>
          </table:table-cell>
          <table:table-cell table:style-name="ce2" office:value-type="float" office:value="0.944565826" calcext:value-type="float">
            <text:p>0,944565826</text:p>
          </table:table-cell>
          <table:table-cell table:style-name="ce2" office:value-type="float" office:value="0.946918768" calcext:value-type="float">
            <text:p>0,946918768</text:p>
          </table:table-cell>
          <table:table-cell table:style-name="ce2" office:value-type="float" office:value="0.955777311" calcext:value-type="float">
            <text:p>0,955777311</text:p>
          </table:table-cell>
          <table:table-cell table:style-name="ce2" office:value-type="float" office:value="0.896603641" calcext:value-type="float">
            <text:p>0,896603641</text:p>
          </table:table-cell>
          <table:table-cell table:style-name="ce2" office:value-type="float" office:value="0.954565826" calcext:value-type="float">
            <text:p>0,954565826</text:p>
          </table:table-cell>
          <table:table-cell table:number-columns-repeated="8" table:style-name="ce2" office:value-type="float" office:value="0.929684874" calcext:value-type="float">
            <text:p>0,929684874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82" calcext:value-type="float">
            <text:p>0,000982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1097" calcext:value-type="float">
            <text:p>0,001097</text:p>
          </table:table-cell>
          <table:table-cell office:value-type="float" office:value="0.0957675" calcext:value-type="float">
            <text:p>0,0957675</text:p>
          </table:table-cell>
          <table:table-cell office:value-type="float" office:value="0.118708" calcext:value-type="float">
            <text:p>0,118708</text:p>
          </table:table-cell>
          <table:table-cell office:value-type="float" office:value="0.0956255" calcext:value-type="float">
            <text:p>0,095625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9722385" calcext:value-type="float">
            <text:p>0,9722385</text:p>
          </table:table-cell>
          <table:table-cell office:value-type="float" office:value="0.1122975" calcext:value-type="float">
            <text:p>0,1122975</text:p>
          </table:table-cell>
          <table:table-cell office:value-type="float" office:value="0.0829145" calcext:value-type="float">
            <text:p>0,0829145</text:p>
          </table:table-cell>
          <table:table-cell office:value-type="float" office:value="0.1053935" calcext:value-type="float">
            <text:p>0,1053935</text:p>
          </table:table-cell>
          <table:table-cell office:value-type="float" office:value="0.0851325" calcext:value-type="float">
            <text:p>0,0851325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2.603342" calcext:value-type="float">
            <text:p>2,603342</text:p>
          </table:table-cell>
          <table:table-cell office:value-type="float" office:value="0.098514" calcext:value-type="float">
            <text:p>0,098514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14" calcext:value-type="float">
            <text:p>0,000914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number-columns-repeated="2"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style-name="ce2" office:value-type="float" office:value="0.910126607" calcext:value-type="float">
            <text:p>0,910126607</text:p>
          </table:table-cell>
          <table:table-cell table:style-name="ce2" office:value-type="float" office:value="0.909548054" calcext:value-type="float">
            <text:p>0,909548054</text:p>
          </table:table-cell>
          <table:table-cell table:style-name="ce2" office:value-type="float" office:value="0.906369226" calcext:value-type="float">
            <text:p>0,906369226</text:p>
          </table:table-cell>
          <table:table-cell table:style-name="ce2" office:value-type="float" office:value="0.977867132" calcext:value-type="float">
            <text:p>0,977867132</text:p>
          </table:table-cell>
          <table:table-cell table:style-name="ce2" office:value-type="float" office:value="0.898586081" calcext:value-type="float">
            <text:p>0,898586081</text:p>
          </table:table-cell>
          <table:table-cell table:style-name="ce2" office:value-type="float" office:value="0.908516301" calcext:value-type="float">
            <text:p>0,908516301</text:p>
          </table:table-cell>
          <table:table-cell table:style-name="ce2" office:value-type="float" office:value="0.930523815" calcext:value-type="float">
            <text:p>0,930523815</text:p>
          </table:table-cell>
          <table:table-cell table:style-name="ce2" office:value-type="float" office:value="0.934054596" calcext:value-type="float">
            <text:p>0,934054596</text:p>
          </table:table-cell>
          <table:table-cell table:style-name="ce2" office:value-type="float" office:value="0.956396386" calcext:value-type="float">
            <text:p>0,956396386</text:p>
          </table:table-cell>
          <table:table-cell table:style-name="ce2" office:value-type="float" office:value="0.952430083" calcext:value-type="float">
            <text:p>0,952430083</text:p>
          </table:table-cell>
          <table:table-cell table:style-name="ce2" office:value-type="float" office:value="0.898586081" calcext:value-type="float">
            <text:p>0,898586081</text:p>
          </table:table-cell>
          <table:table-cell table:style-name="ce2" office:value-type="float" office:value="0.963105994" calcext:value-type="float">
            <text:p>0,963105994</text:p>
          </table:table-cell>
          <table:table-cell table:style-name="ce2" office:value-type="float" office:value="0.937400561" calcext:value-type="float">
            <text:p>0,937400561</text:p>
          </table:table-cell>
          <table:table-cell table:number-columns-repeated="5" table:style-name="ce2" office:value-type="float" office:value="0.910394991" calcext:value-type="float">
            <text:p>0,910394991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0394991" calcext:value-type="float">
            <text:p>0,910394991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0.001117" calcext:value-type="float">
            <text:p>0,001117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083" calcext:value-type="float">
            <text:p>0,001083</text:p>
          </table:table-cell>
          <table:table-cell office:value-type="float" office:value="0.1081255" calcext:value-type="float">
            <text:p>0,1081255</text:p>
          </table:table-cell>
          <table:table-cell office:value-type="float" office:value="0.1484675" calcext:value-type="float">
            <text:p>0,1484675</text:p>
          </table:table-cell>
          <table:table-cell office:value-type="float" office:value="0.1142955" calcext:value-type="float">
            <text:p>0,1142955</text:p>
          </table:table-cell>
          <table:table-cell office:value-type="float" office:value="0.0005385" calcext:value-type="float">
            <text:p>0,0005385</text:p>
          </table:table-cell>
          <table:table-cell office:value-type="float" office:value="1.0430775" calcext:value-type="float">
            <text:p>1,0430775</text:p>
          </table:table-cell>
          <table:table-cell office:value-type="float" office:value="0.133087" calcext:value-type="float">
            <text:p>0,133087</text:p>
          </table:table-cell>
          <table:table-cell office:value-type="float" office:value="0.1032395" calcext:value-type="float">
            <text:p>0,1032395</text:p>
          </table:table-cell>
          <table:table-cell office:value-type="float" office:value="0.1358355" calcext:value-type="float">
            <text:p>0,1358355</text:p>
          </table:table-cell>
          <table:table-cell office:value-type="float" office:value="0.0999265" calcext:value-type="float">
            <text:p>0,0999265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2.652768" calcext:value-type="float">
            <text:p>2,652768</text:p>
          </table:table-cell>
          <table:table-cell office:value-type="float" office:value="0.120869" calcext:value-type="float">
            <text:p>0,12086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14" calcext:value-type="float">
            <text:p>0,001014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2" office:value-type="float" office:value="0.81752405" calcext:value-type="float">
            <text:p>0,81752405</text:p>
          </table:table-cell>
          <table:table-cell table:style-name="ce2" office:value-type="float" office:value="0.826268089" calcext:value-type="float">
            <text:p>0,826268089</text:p>
          </table:table-cell>
          <table:table-cell table:style-name="ce2" office:value-type="float" office:value="0.810242187" calcext:value-type="float">
            <text:p>0,810242187</text:p>
          </table:table-cell>
          <table:table-cell table:style-name="ce2" office:value-type="float" office:value="0.815789168" calcext:value-type="float">
            <text:p>0,815789168</text:p>
          </table:table-cell>
          <table:table-cell table:style-name="ce2" office:value-type="float" office:value="0.828345305" calcext:value-type="float">
            <text:p>0,828345305</text:p>
          </table:table-cell>
          <table:table-cell table:style-name="ce2" office:value-type="float" office:value="0.78514732" calcext:value-type="float">
            <text:p>0,78514732</text:p>
          </table:table-cell>
          <table:table-cell table:style-name="ce2" office:value-type="float" office:value="0.81721653" calcext:value-type="float">
            <text:p>0,81721653</text:p>
          </table:table-cell>
          <table:table-cell table:style-name="ce2" office:value-type="float" office:value="0.815554176" calcext:value-type="float">
            <text:p>0,815554176</text:p>
          </table:table-cell>
          <table:table-cell table:style-name="ce2" office:value-type="float" office:value="0.864948998" calcext:value-type="float">
            <text:p>0,864948998</text:p>
          </table:table-cell>
          <table:table-cell table:style-name="ce2" office:value-type="float" office:value="0.857234865" calcext:value-type="float">
            <text:p>0,857234865</text:p>
          </table:table-cell>
          <table:table-cell table:style-name="ce2" office:value-type="float" office:value="0.864948998" calcext:value-type="float">
            <text:p>0,864948998</text:p>
          </table:table-cell>
          <table:table-cell table:style-name="ce2" office:value-type="float" office:value="0.833097374" calcext:value-type="float">
            <text:p>0,833097374</text:p>
          </table:table-cell>
          <table:table-cell table:style-name="ce2" office:value-type="float" office:value="0.794668864" calcext:value-type="float">
            <text:p>0,794668864</text:p>
          </table:table-cell>
          <table:table-cell table:style-name="ce2" office:value-type="float" office:value="0.85152542" calcext:value-type="float">
            <text:p>0,85152542</text:p>
          </table:table-cell>
          <table:table-cell table:style-name="ce2" office:value-type="float" office:value="0.81752405" calcext:value-type="float">
            <text:p>0,81752405</text:p>
          </table:table-cell>
          <table:table-cell table:style-name="ce2" office:value-type="float" office:value="0.87248326" calcext:value-type="float">
            <text:p>0,87248326</text:p>
          </table:table-cell>
          <table:table-cell table:style-name="ce2" office:value-type="float" office:value="0.838806819" calcext:value-type="float">
            <text:p>0,838806819</text:p>
          </table:table-cell>
          <table:table-cell table:number-columns-repeated="2" table:style-name="ce2" office:value-type="float" office:value="0.828977754" calcext:value-type="float">
            <text:p>0,828977754</text:p>
          </table:table-cell>
          <table:table-cell table:style-name="ce2" office:value-type="float" office:value="0.811814606" calcext:value-type="float">
            <text:p>0,811814606</text:p>
          </table:table-cell>
          <table:table-cell table:style-name="ce2" office:value-type="float" office:value="0.81752405" calcext:value-type="float">
            <text:p>0,81752405</text:p>
          </table:table-cell>
          <table:table-cell table:style-name="ce2" office:value-type="float" office:value="0.775608369" calcext:value-type="float">
            <text:p>0,775608369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1215475" calcext:value-type="float">
            <text:p>0,1215475</text:p>
          </table:table-cell>
          <table:table-cell office:value-type="float" office:value="0.1303385" calcext:value-type="float">
            <text:p>0,1303385</text:p>
          </table:table-cell>
          <table:table-cell office:value-type="float" office:value="0.1281195" calcext:value-type="float">
            <text:p>0,1281195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4.3331575" calcext:value-type="float">
            <text:p>4,3331575</text:p>
          </table:table-cell>
          <table:table-cell office:value-type="float" office:value="0.2673525" calcext:value-type="float">
            <text:p>0,2673525</text:p>
          </table:table-cell>
          <table:table-cell office:value-type="float" office:value="0.2389645" calcext:value-type="float">
            <text:p>0,2389645</text:p>
          </table:table-cell>
          <table:table-cell office:value-type="float" office:value="0.294174" calcext:value-type="float">
            <text:p>0,294174</text:p>
          </table:table-cell>
          <table:table-cell office:value-type="float" office:value="0.225268" calcext:value-type="float">
            <text:p>0,225268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4.140925" calcext:value-type="float">
            <text:p>4,140925</text:p>
          </table:table-cell>
          <table:table-cell office:value-type="float" office:value="0.2920315" calcext:value-type="float">
            <text:p>0,292031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25" calcext:value-type="float">
            <text:p>0,000625</text:p>
          </table:table-cell>
          <table:table-cell table:number-columns-repeated="2" office:value-type="float" office:value="0.000612" calcext:value-type="float">
            <text:p>0,000612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68" calcext:value-type="float">
            <text:p>0,00068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96568627" calcext:value-type="float">
            <text:p>0,896568627</text:p>
          </table:table-cell>
          <table:table-cell table:number-columns-repeated="2" table:style-name="ce2" office:value-type="float" office:value="0.855514706" calcext:value-type="float">
            <text:p>0,855514706</text:p>
          </table:table-cell>
          <table:table-cell table:style-name="ce2" office:value-type="float" office:value="0.896568627" calcext:value-type="float">
            <text:p>0,896568627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90245098" calcext:value-type="float">
            <text:p>0,90245098</text:p>
          </table:table-cell>
          <table:table-cell table:style-name="ce2" office:value-type="float" office:value="0.831311275" calcext:value-type="float">
            <text:p>0,831311275</text:p>
          </table:table-cell>
          <table:table-cell table:style-name="ce2" office:value-type="float" office:value="0.855085784" calcext:value-type="float">
            <text:p>0,855085784</text:p>
          </table:table-cell>
          <table:table-cell table:style-name="ce2" office:value-type="float" office:value="0.854779412" calcext:value-type="float">
            <text:p>0,854779412</text:p>
          </table:table-cell>
          <table:table-cell table:style-name="ce2" office:value-type="float" office:value="0.793995098" calcext:value-type="float">
            <text:p>0,793995098</text:p>
          </table:table-cell>
          <table:table-cell table:style-name="ce2" office:value-type="float" office:value="0.80870098" calcext:value-type="float">
            <text:p>0,80870098</text:p>
          </table:table-cell>
          <table:table-cell table:style-name="ce2" office:value-type="float" office:value="0.829901961" calcext:value-type="float">
            <text:p>0,829901961</text:p>
          </table:table-cell>
          <table:table-cell table:style-name="ce2" office:value-type="float" office:value="0.884068627" calcext:value-type="float">
            <text:p>0,884068627</text:p>
          </table:table-cell>
          <table:table-cell table:style-name="ce2" office:value-type="float" office:value="0.869240196" calcext:value-type="float">
            <text:p>0,869240196</text:p>
          </table:table-cell>
          <table:table-cell table:style-name="ce2" office:value-type="float" office:value="0.883823529" calcext:value-type="float">
            <text:p>0,883823529</text:p>
          </table:table-cell>
          <table:table-cell table:style-name="ce2" office:value-type="float" office:value="0.897671569" calcext:value-type="float">
            <text:p>0,897671569</text:p>
          </table:table-cell>
          <table:table-cell table:style-name="ce2" office:value-type="float" office:value="0.798835784" calcext:value-type="float">
            <text:p>0,798835784</text:p>
          </table:table-cell>
          <table:table-cell table:style-name="ce2" office:value-type="float" office:value="0.895343137" calcext:value-type="float">
            <text:p>0,895343137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19607843" calcext:value-type="float">
            <text:p>0,819607843</text:p>
          </table:table-cell>
          <table:table-cell table:style-name="ce2" office:value-type="float" office:value="0.870955882" calcext:value-type="float">
            <text:p>0,870955882</text:p>
          </table:table-cell>
          <table:table-cell table:number-columns-repeated="2" table:style-name="ce2" office:value-type="float" office:value="0.819607843" calcext:value-type="float">
            <text:p>0,819607843</text:p>
          </table:table-cell>
          <table:table-cell table:style-name="ce2" office:value-type="float" office:value="0.849387255" calcext:value-type="float">
            <text:p>0,849387255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65318627" calcext:value-type="float">
            <text:p>0,865318627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278429" calcext:value-type="float">
            <text:p>0,278429</text:p>
          </table:table-cell>
          <table:table-cell office:value-type="float" office:value="0.321707" calcext:value-type="float">
            <text:p>0,321707</text:p>
          </table:table-cell>
          <table:table-cell office:value-type="float" office:value="0.286218" calcext:value-type="float">
            <text:p>0,286218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1.722525" calcext:value-type="float">
            <text:p>1,722525</text:p>
          </table:table-cell>
          <table:table-cell office:value-type="float" office:value="0.356317" calcext:value-type="float">
            <text:p>0,356317</text:p>
          </table:table-cell>
          <table:table-cell office:value-type="float" office:value="0.093315" calcext:value-type="float">
            <text:p>0,093315</text:p>
          </table:table-cell>
          <table:table-cell office:value-type="float" office:value="0.1134185" calcext:value-type="float">
            <text:p>0,1134185</text:p>
          </table:table-cell>
          <table:table-cell office:value-type="float" office:value="0.0974065" calcext:value-type="float">
            <text:p>0,0974065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3.8973375" calcext:value-type="float">
            <text:p>3,8973375</text:p>
          </table:table-cell>
          <table:table-cell office:value-type="float" office:value="0.1182835" calcext:value-type="float">
            <text:p>0,1182835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967" calcext:value-type="float">
            <text:p>0,000967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1253" calcext:value-type="float">
            <text:p>0,001253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number-columns-repeated="2"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style-name="ce2" office:value-type="float" office:value="0.816745335" calcext:value-type="float">
            <text:p>0,816745335</text:p>
          </table:table-cell>
          <table:table-cell table:style-name="ce2" office:value-type="float" office:value="0.804476731" calcext:value-type="float">
            <text:p>0,804476731</text:p>
          </table:table-cell>
          <table:table-cell table:style-name="ce2" office:value-type="float" office:value="0.82568036" calcext:value-type="float">
            <text:p>0,82568036</text:p>
          </table:table-cell>
          <table:table-cell table:style-name="ce2" office:value-type="float" office:value="0.818548566" calcext:value-type="float">
            <text:p>0,818548566</text:p>
          </table:table-cell>
          <table:table-cell table:style-name="ce2" office:value-type="float" office:value="0.788852423" calcext:value-type="float">
            <text:p>0,788852423</text:p>
          </table:table-cell>
          <table:table-cell table:style-name="ce2" office:value-type="float" office:value="0.806888414" calcext:value-type="float">
            <text:p>0,806888414</text:p>
          </table:table-cell>
          <table:table-cell table:style-name="ce2" office:value-type="float" office:value="0.850929272" calcext:value-type="float">
            <text:p>0,850929272</text:p>
          </table:table-cell>
          <table:table-cell table:style-name="ce2" office:value-type="float" office:value="0.874942842" calcext:value-type="float">
            <text:p>0,874942842</text:p>
          </table:table-cell>
          <table:table-cell table:style-name="ce2" office:value-type="float" office:value="0.867372225" calcext:value-type="float">
            <text:p>0,867372225</text:p>
          </table:table-cell>
          <table:table-cell table:style-name="ce2" office:value-type="float" office:value="0.776561693" calcext:value-type="float">
            <text:p>0,776561693</text:p>
          </table:table-cell>
          <table:table-cell table:style-name="ce2" office:value-type="float" office:value="0.778575116" calcext:value-type="float">
            <text:p>0,778575116</text:p>
          </table:table-cell>
          <table:table-cell table:style-name="ce2" office:value-type="float" office:value="0.900549451" calcext:value-type="float">
            <text:p>0,900549451</text:p>
          </table:table-cell>
          <table:table-cell table:style-name="ce2" office:value-type="float" office:value="0.845349952" calcext:value-type="float">
            <text:p>0,845349952</text:p>
          </table:table-cell>
          <table:table-cell table:number-columns-repeated="5" table:style-name="ce2" office:value-type="float" office:value="0.851935983" calcext:value-type="float">
            <text:p>0,851935983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51935983" calcext:value-type="float">
            <text:p>0,851935983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88" calcext:value-type="float">
            <text:p>0,000788</text:p>
          </table:table-cell>
          <table:table-cell office:value-type="float" office:value="0.000768" calcext:value-type="float">
            <text:p>0,000768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1390825" calcext:value-type="float">
            <text:p>0,1390825</text:p>
          </table:table-cell>
          <table:table-cell office:value-type="float" office:value="0.165105" calcext:value-type="float">
            <text:p>0,165105</text:p>
          </table:table-cell>
          <table:table-cell office:value-type="float" office:value="0.1427905" calcext:value-type="float">
            <text:p>0,1427905</text:p>
          </table:table-cell>
          <table:table-cell office:value-type="float" office:value="0.0005725" calcext:value-type="float">
            <text:p>0,0005725</text:p>
          </table:table-cell>
          <table:table-cell office:value-type="float" office:value="1.55287" calcext:value-type="float">
            <text:p>1,55287</text:p>
          </table:table-cell>
          <table:table-cell office:value-type="float" office:value="0.153168" calcext:value-type="float">
            <text:p>0,153168</text:p>
          </table:table-cell>
          <table:table-cell office:value-type="float" office:value="0.093042" calcext:value-type="float">
            <text:p>0,093042</text:p>
          </table:table-cell>
          <table:table-cell office:value-type="float" office:value="0.1206415" calcext:value-type="float">
            <text:p>0,1206415</text:p>
          </table:table-cell>
          <table:table-cell office:value-type="float" office:value="0.0961555" calcext:value-type="float">
            <text:p>0,096155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3.5021205" calcext:value-type="float">
            <text:p>3,5021205</text:p>
          </table:table-cell>
          <table:table-cell office:value-type="float" office:value="0.109796" calcext:value-type="float">
            <text:p>0,109796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64" calcext:value-type="float">
            <text:p>0,000664</text:p>
          </table:table-cell>
          <table:table-cell office:value-type="float" office:value="0.000691" calcext:value-type="float">
            <text:p>0,000691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95" calcext:value-type="float">
            <text:p>0,000695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04153448" calcext:value-type="float">
            <text:p>0,904153448</text:p>
          </table:table-cell>
          <table:table-cell table:style-name="ce2" office:value-type="float" office:value="0.933667084" calcext:value-type="float">
            <text:p>0,933667084</text:p>
          </table:table-cell>
          <table:table-cell table:number-columns-repeated="2" table:style-name="ce2" office:value-type="float" office:value="0.904153448" calcext:value-type="float">
            <text:p>0,904153448</text:p>
          </table:table-cell>
          <table:table-cell table:style-name="ce2" office:value-type="float" office:value="0.933667084" calcext:value-type="float">
            <text:p>0,933667084</text:p>
          </table:table-cell>
          <table:table-cell table:style-name="ce2" office:value-type="float" office:value="0.886893501" calcext:value-type="float">
            <text:p>0,886893501</text:p>
          </table:table-cell>
          <table:table-cell table:style-name="ce2" office:value-type="float" office:value="0.933667084" calcext:value-type="float">
            <text:p>0,933667084</text:p>
          </table:table-cell>
          <table:table-cell table:style-name="ce2" office:value-type="float" office:value="0.821506534" calcext:value-type="float">
            <text:p>0,821506534</text:p>
          </table:table-cell>
          <table:table-cell table:style-name="ce2" office:value-type="float" office:value="0.827254999" calcext:value-type="float">
            <text:p>0,827254999</text:p>
          </table:table-cell>
          <table:table-cell table:style-name="ce2" office:value-type="float" office:value="0.833876648" calcext:value-type="float">
            <text:p>0,833876648</text:p>
          </table:table-cell>
          <table:table-cell table:style-name="ce2" office:value-type="float" office:value="0.827997206" calcext:value-type="float">
            <text:p>0,827997206</text:p>
          </table:table-cell>
          <table:table-cell table:style-name="ce2" office:value-type="float" office:value="0.791665454" calcext:value-type="float">
            <text:p>0,791665454</text:p>
          </table:table-cell>
          <table:table-cell table:style-name="ce2" office:value-type="float" office:value="0.808496085" calcext:value-type="float">
            <text:p>0,808496085</text:p>
          </table:table-cell>
          <table:table-cell table:style-name="ce2" office:value-type="float" office:value="0.872660593" calcext:value-type="float">
            <text:p>0,872660593</text:p>
          </table:table-cell>
          <table:table-cell table:style-name="ce2" office:value-type="float" office:value="0.875163722" calcext:value-type="float">
            <text:p>0,875163722</text:p>
          </table:table-cell>
          <table:table-cell table:style-name="ce2" office:value-type="float" office:value="0.871656431" calcext:value-type="float">
            <text:p>0,871656431</text:p>
          </table:table-cell>
          <table:table-cell table:style-name="ce2" office:value-type="float" office:value="0.928922781" calcext:value-type="float">
            <text:p>0,928922781</text:p>
          </table:table-cell>
          <table:table-cell table:style-name="ce2" office:value-type="float" office:value="0.779775592" calcext:value-type="float">
            <text:p>0,779775592</text:p>
          </table:table-cell>
          <table:table-cell table:style-name="ce2" office:value-type="float" office:value="0.87378118" calcext:value-type="float">
            <text:p>0,87378118</text:p>
          </table:table-cell>
          <table:table-cell table:style-name="ce2" office:value-type="float" office:value="0.886893501" calcext:value-type="float">
            <text:p>0,886893501</text:p>
          </table:table-cell>
          <table:table-cell table:number-columns-repeated="3" table:style-name="ce2" office:value-type="float" office:value="0.904153448" calcext:value-type="float">
            <text:p>0,904153448</text:p>
          </table:table-cell>
          <table:table-cell table:number-columns-repeated="2" table:style-name="ce2" office:value-type="float" office:value="0.874145007" calcext:value-type="float">
            <text:p>0,874145007</text:p>
          </table:table-cell>
          <table:table-cell table:style-name="ce2" office:value-type="float" office:value="0.886893501" calcext:value-type="float">
            <text:p>0,886893501</text:p>
          </table:table-cell>
          <table:table-cell table:style-name="ce2" office:value-type="float" office:value="0.874145007" calcext:value-type="float">
            <text:p>0,874145007</text:p>
          </table:table-cell>
          <table:table-cell office:value-type="float" office:value="0.000953" calcext:value-type="float">
            <text:p>0,000953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48" calcext:value-type="float">
            <text:p>0,000948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1376045" calcext:value-type="float">
            <text:p>0,1376045</text:p>
          </table:table-cell>
          <table:table-cell office:value-type="float" office:value="0.2019925" calcext:value-type="float">
            <text:p>0,2019925</text:p>
          </table:table-cell>
          <table:table-cell office:value-type="float" office:value="0.1531875" calcext:value-type="float">
            <text:p>0,1531875</text:p>
          </table:table-cell>
          <table:table-cell office:value-type="float" office:value="0.0006705" calcext:value-type="float">
            <text:p>0,0006705</text:p>
          </table:table-cell>
          <table:table-cell office:value-type="float" office:value="1.3976325" calcext:value-type="float">
            <text:p>1,3976325</text:p>
          </table:table-cell>
          <table:table-cell office:value-type="float" office:value="0.178693" calcext:value-type="float">
            <text:p>0,178693</text:p>
          </table:table-cell>
          <table:table-cell office:value-type="float" office:value="0.1121485" calcext:value-type="float">
            <text:p>0,1121485</text:p>
          </table:table-cell>
          <table:table-cell office:value-type="float" office:value="0.1526095" calcext:value-type="float">
            <text:p>0,1526095</text:p>
          </table:table-cell>
          <table:table-cell office:value-type="float" office:value="0.1117875" calcext:value-type="float">
            <text:p>0,111787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3.305573" calcext:value-type="float">
            <text:p>3,305573</text:p>
          </table:table-cell>
          <table:table-cell office:value-type="float" office:value="0.128531" calcext:value-type="float">
            <text:p>0,128531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00758" calcext:value-type="float">
            <text:p>0,000758</text:p>
          </table:table-cell>
          <table:table-cell office:value-type="float" office:value="0.000882" calcext:value-type="float">
            <text:p>0,000882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785998733" calcext:value-type="float">
            <text:p>0,785998733</text:p>
          </table:table-cell>
          <table:table-cell table:number-columns-repeated="2" table:style-name="ce2" office:value-type="float" office:value="0.832441203" calcext:value-type="float">
            <text:p>0,832441203</text:p>
          </table:table-cell>
          <table:table-cell table:style-name="ce2" office:value-type="float" office:value="0.785998733" calcext:value-type="float">
            <text:p>0,785998733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830146232" calcext:value-type="float">
            <text:p>0,830146232</text:p>
          </table:table-cell>
          <table:table-cell table:style-name="ce2" office:value-type="float" office:value="0.848693482" calcext:value-type="float">
            <text:p>0,848693482</text:p>
          </table:table-cell>
          <table:table-cell table:style-name="ce2" office:value-type="float" office:value="0.859767529" calcext:value-type="float">
            <text:p>0,859767529</text:p>
          </table:table-cell>
          <table:table-cell table:style-name="ce2" office:value-type="float" office:value="0.862809175" calcext:value-type="float">
            <text:p>0,862809175</text:p>
          </table:table-cell>
          <table:table-cell table:style-name="ce2" office:value-type="float" office:value="0.837199229" calcext:value-type="float">
            <text:p>0,837199229</text:p>
          </table:table-cell>
          <table:table-cell table:style-name="ce2" office:value-type="float" office:value="0.848198932" calcext:value-type="float">
            <text:p>0,848198932</text:p>
          </table:table-cell>
          <table:table-cell table:style-name="ce2" office:value-type="float" office:value="0.838272371" calcext:value-type="float">
            <text:p>0,838272371</text:p>
          </table:table-cell>
          <table:table-cell table:style-name="ce2" office:value-type="float" office:value="0.858461658" calcext:value-type="float">
            <text:p>0,858461658</text:p>
          </table:table-cell>
          <table:table-cell table:style-name="ce2" office:value-type="float" office:value="0.879462265" calcext:value-type="float">
            <text:p>0,879462265</text:p>
          </table:table-cell>
          <table:table-cell table:style-name="ce2" office:value-type="float" office:value="0.874293731" calcext:value-type="float">
            <text:p>0,874293731</text:p>
          </table:table-cell>
          <table:table-cell table:style-name="ce2" office:value-type="float" office:value="0.88675769" calcext:value-type="float">
            <text:p>0,88675769</text:p>
          </table:table-cell>
          <table:table-cell table:style-name="ce2" office:value-type="float" office:value="0.828420154" calcext:value-type="float">
            <text:p>0,828420154</text:p>
          </table:table-cell>
          <table:table-cell table:style-name="ce2" office:value-type="float" office:value="0.893325834" calcext:value-type="float">
            <text:p>0,893325834</text:p>
          </table:table-cell>
          <table:table-cell table:style-name="ce2" office:value-type="float" office:value="0.832441203" calcext:value-type="float">
            <text:p>0,832441203</text:p>
          </table:table-cell>
          <table:table-cell table:number-columns-repeated="5" table:style-name="ce2" office:value-type="float" office:value="0.791092924" calcext:value-type="float">
            <text:p>0,791092924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791092924" calcext:value-type="float">
            <text:p>0,791092924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416164" calcext:value-type="float">
            <text:p>0,416164</text:p>
          </table:table-cell>
          <table:table-cell office:value-type="float" office:value="0.145211" calcext:value-type="float">
            <text:p>0,145211</text:p>
          </table:table-cell>
          <table:table-cell office:value-type="float" office:value="0.307445" calcext:value-type="float">
            <text:p>0,307445</text:p>
          </table:table-cell>
          <table:table-cell office:value-type="float" office:value="0.0007845" calcext:value-type="float">
            <text:p>0,0007845</text:p>
          </table:table-cell>
          <table:table-cell office:value-type="float" office:value="5.2123415" calcext:value-type="float">
            <text:p>5,2123415</text:p>
          </table:table-cell>
          <table:table-cell office:value-type="float" office:value="0.1556025" calcext:value-type="float">
            <text:p>0,1556025</text:p>
          </table:table-cell>
          <table:table-cell office:value-type="float" office:value="0.2391635" calcext:value-type="float">
            <text:p>0,2391635</text:p>
          </table:table-cell>
          <table:table-cell office:value-type="float" office:value="0.245306" calcext:value-type="float">
            <text:p>0,245306</text:p>
          </table:table-cell>
          <table:table-cell office:value-type="float" office:value="0.244018" calcext:value-type="float">
            <text:p>0,244018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4.8313205" calcext:value-type="float">
            <text:p>4,8313205</text:p>
          </table:table-cell>
          <table:table-cell office:value-type="float" office:value="0.3192725" calcext:value-type="float">
            <text:p>0,3192725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78" calcext:value-type="float">
            <text:p>0,000578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76672756" calcext:value-type="float">
            <text:p>0,76672756</text:p>
          </table:table-cell>
          <table:table-cell table:style-name="ce2" office:value-type="float" office:value="0.737062384" calcext:value-type="float">
            <text:p>0,737062384</text:p>
          </table:table-cell>
          <table:table-cell table:number-columns-repeated="2" table:style-name="ce2" office:value-type="float" office:value="0.76672756" calcext:value-type="float">
            <text:p>0,76672756</text:p>
          </table:table-cell>
          <table:table-cell table:style-name="ce2" office:value-type="float" office:value="0.737062384" calcext:value-type="float">
            <text:p>0,737062384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37062384" calcext:value-type="float">
            <text:p>0,737062384</text:p>
          </table:table-cell>
          <table:table-cell table:style-name="ce2" office:value-type="float" office:value="0.812360263" calcext:value-type="float">
            <text:p>0,812360263</text:p>
          </table:table-cell>
          <table:table-cell table:style-name="ce2" office:value-type="float" office:value="0.798250218" calcext:value-type="float">
            <text:p>0,798250218</text:p>
          </table:table-cell>
          <table:table-cell table:style-name="ce2" office:value-type="float" office:value="0.788495883" calcext:value-type="float">
            <text:p>0,788495883</text:p>
          </table:table-cell>
          <table:table-cell table:style-name="ce2" office:value-type="float" office:value="0.787701767" calcext:value-type="float">
            <text:p>0,787701767</text:p>
          </table:table-cell>
          <table:table-cell table:style-name="ce2" office:value-type="float" office:value="0.770381176" calcext:value-type="float">
            <text:p>0,770381176</text:p>
          </table:table-cell>
          <table:table-cell table:style-name="ce2" office:value-type="float" office:value="0.792800469" calcext:value-type="float">
            <text:p>0,792800469</text:p>
          </table:table-cell>
          <table:table-cell table:style-name="ce2" office:value-type="float" office:value="0.812360263" calcext:value-type="float">
            <text:p>0,812360263</text:p>
          </table:table-cell>
          <table:table-cell table:style-name="ce2" office:value-type="float" office:value="0.847124141" calcext:value-type="float">
            <text:p>0,847124141</text:p>
          </table:table-cell>
          <table:table-cell table:style-name="ce2" office:value-type="float" office:value="0.841354019" calcext:value-type="float">
            <text:p>0,841354019</text:p>
          </table:table-cell>
          <table:table-cell table:style-name="ce2" office:value-type="float" office:value="0.752958338" calcext:value-type="float">
            <text:p>0,752958338</text:p>
          </table:table-cell>
          <table:table-cell table:style-name="ce2" office:value-type="float" office:value="0.748261806" calcext:value-type="float">
            <text:p>0,748261806</text:p>
          </table:table-cell>
          <table:table-cell table:style-name="ce2" office:value-type="float" office:value="0.833014096" calcext:value-type="float">
            <text:p>0,833014096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71826262" calcext:value-type="float">
            <text:p>0,771826262</text:p>
          </table:table-cell>
          <table:table-cell table:style-name="ce2" office:value-type="float" office:value="0.792098375" calcext:value-type="float">
            <text:p>0,792098375</text:p>
          </table:table-cell>
          <table:table-cell table:number-columns-repeated="2" table:style-name="ce2" office:value-type="float" office:value="0.771826262" calcext:value-type="float">
            <text:p>0,771826262</text:p>
          </table:table-cell>
          <table:table-cell table:style-name="ce2" office:value-type="float" office:value="0.750790708" calcext:value-type="float">
            <text:p>0,750790708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50790708" calcext:value-type="float">
            <text:p>0,750790708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1562615" calcext:value-type="float">
            <text:p>0,1562615</text:p>
          </table:table-cell>
          <table:table-cell office:value-type="float" office:value="0.176431" calcext:value-type="float">
            <text:p>0,176431</text:p>
          </table:table-cell>
          <table:table-cell office:value-type="float" office:value="0.1628335" calcext:value-type="float">
            <text:p>0,1628335</text:p>
          </table:table-cell>
          <table:table-cell office:value-type="float" office:value="0.0009365" calcext:value-type="float">
            <text:p>0,0009365</text:p>
          </table:table-cell>
          <table:table-cell office:value-type="float" office:value="2.4010135" calcext:value-type="float">
            <text:p>2,4010135</text:p>
          </table:table-cell>
          <table:table-cell office:value-type="float" office:value="0.1936715" calcext:value-type="float">
            <text:p>0,1936715</text:p>
          </table:table-cell>
          <table:table-cell office:value-type="float" office:value="0.109819" calcext:value-type="float">
            <text:p>0,109819</text:p>
          </table:table-cell>
          <table:table-cell office:value-type="float" office:value="0.125612" calcext:value-type="float">
            <text:p>0,125612</text:p>
          </table:table-cell>
          <table:table-cell office:value-type="float" office:value="0.1142155" calcext:value-type="float">
            <text:p>0,1142155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5.088173" calcext:value-type="float">
            <text:p>5,088173</text:p>
          </table:table-cell>
          <table:table-cell office:value-type="float" office:value="0.1314695" calcext:value-type="float">
            <text:p>0,1314695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894" calcext:value-type="float">
            <text:p>0,000894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96643476" calcext:value-type="float">
            <text:p>0,796643476</text:p>
          </table:table-cell>
          <table:table-cell table:number-columns-repeated="2" table:style-name="ce2" office:value-type="float" office:value="0.80931364" calcext:value-type="float">
            <text:p>0,80931364</text:p>
          </table:table-cell>
          <table:table-cell table:style-name="ce2" office:value-type="float" office:value="0.796643476" calcext:value-type="float">
            <text:p>0,796643476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45328917" calcext:value-type="float">
            <text:p>0,745328917</text:p>
          </table:table-cell>
          <table:table-cell table:style-name="ce2" office:value-type="float" office:value="0.803061758" calcext:value-type="float">
            <text:p>0,803061758</text:p>
          </table:table-cell>
          <table:table-cell table:style-name="ce2" office:value-type="float" office:value="0.811195544" calcext:value-type="float">
            <text:p>0,811195544</text:p>
          </table:table-cell>
          <table:table-cell table:style-name="ce2" office:value-type="float" office:value="0.842835296" calcext:value-type="float">
            <text:p>0,842835296</text:p>
          </table:table-cell>
          <table:table-cell table:style-name="ce2" office:value-type="float" office:value="0.810113944" calcext:value-type="float">
            <text:p>0,810113944</text:p>
          </table:table-cell>
          <table:table-cell table:style-name="ce2" office:value-type="float" office:value="0.79285986" calcext:value-type="float">
            <text:p>0,79285986</text:p>
          </table:table-cell>
          <table:table-cell table:style-name="ce2" office:value-type="float" office:value="0.80556568" calcext:value-type="float">
            <text:p>0,80556568</text:p>
          </table:table-cell>
          <table:table-cell table:style-name="ce2" office:value-type="float" office:value="0.874463162" calcext:value-type="float">
            <text:p>0,874463162</text:p>
          </table:table-cell>
          <table:table-cell table:style-name="ce2" office:value-type="float" office:value="0.866388805" calcext:value-type="float">
            <text:p>0,866388805</text:p>
          </table:table-cell>
          <table:table-cell table:style-name="ce2" office:value-type="float" office:value="0.875156495" calcext:value-type="float">
            <text:p>0,875156495</text:p>
          </table:table-cell>
          <table:table-cell table:style-name="ce2" office:value-type="float" office:value="0.842458915" calcext:value-type="float">
            <text:p>0,842458915</text:p>
          </table:table-cell>
          <table:table-cell table:style-name="ce2" office:value-type="float" office:value="0.757694014" calcext:value-type="float">
            <text:p>0,757694014</text:p>
          </table:table-cell>
          <table:table-cell table:style-name="ce2" office:value-type="float" office:value="0.86920968" calcext:value-type="float">
            <text:p>0,86920968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823346698" calcext:value-type="float">
            <text:p>0,823346698</text:p>
          </table:table-cell>
          <table:table-cell table:style-name="ce2" office:value-type="float" office:value="0.795985801" calcext:value-type="float">
            <text:p>0,795985801</text:p>
          </table:table-cell>
          <table:table-cell table:style-name="ce2" office:value-type="float" office:value="0.823346698" calcext:value-type="float">
            <text:p>0,823346698</text:p>
          </table:table-cell>
          <table:table-cell table:number-columns-repeated="2" table:style-name="ce2" office:value-type="float" office:value="0.787523177" calcext:value-type="float">
            <text:p>0,787523177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91073042" calcext:value-type="float">
            <text:p>0,791073042</text:p>
          </table:table-cell>
          <table:table-cell office:value-type="float" office:value="0.000664" calcext:value-type="float">
            <text:p>0,000664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177153" calcext:value-type="float">
            <text:p>0,177153</text:p>
          </table:table-cell>
          <table:table-cell office:value-type="float" office:value="0.20665" calcext:value-type="float">
            <text:p>0,20665</text:p>
          </table:table-cell>
          <table:table-cell office:value-type="float" office:value="0.182737" calcext:value-type="float">
            <text:p>0,182737</text:p>
          </table:table-cell>
          <table:table-cell office:value-type="float" office:value="0.0006375" calcext:value-type="float">
            <text:p>0,0006375</text:p>
          </table:table-cell>
          <table:table-cell office:value-type="float" office:value="2.520339" calcext:value-type="float">
            <text:p>2,520339</text:p>
          </table:table-cell>
          <table:table-cell office:value-type="float" office:value="0.202424" calcext:value-type="float">
            <text:p>0,202424</text:p>
          </table:table-cell>
          <table:table-cell office:value-type="float" office:value="0.1141045" calcext:value-type="float">
            <text:p>0,1141045</text:p>
          </table:table-cell>
          <table:table-cell office:value-type="float" office:value="0.144593" calcext:value-type="float">
            <text:p>0,144593</text:p>
          </table:table-cell>
          <table:table-cell office:value-type="float" office:value="0.119189" calcext:value-type="float">
            <text:p>0,119189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5.739787" calcext:value-type="float">
            <text:p>5,739787</text:p>
          </table:table-cell>
          <table:table-cell office:value-type="float" office:value="0.140261" calcext:value-type="float">
            <text:p>0,140261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73" calcext:value-type="float">
            <text:p>0,000773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85" calcext:value-type="float">
            <text:p>0,00085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50838123" calcext:value-type="float">
            <text:p>0,850838123</text:p>
          </table:table-cell>
          <table:table-cell table:number-columns-repeated="2" table:style-name="ce2" office:value-type="float" office:value="0.904118774" calcext:value-type="float">
            <text:p>0,904118774</text:p>
          </table:table-cell>
          <table:table-cell table:style-name="ce2" office:value-type="float" office:value="0.850838123" calcext:value-type="float">
            <text:p>0,850838123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40070243" calcext:value-type="float">
            <text:p>0,840070243</text:p>
          </table:table-cell>
          <table:table-cell table:style-name="ce2" office:value-type="float" office:value="0.821591635" calcext:value-type="float">
            <text:p>0,821591635</text:p>
          </table:table-cell>
          <table:table-cell table:style-name="ce2" office:value-type="float" office:value="0.788928799" calcext:value-type="float">
            <text:p>0,788928799</text:p>
          </table:table-cell>
          <table:table-cell table:style-name="ce2" office:value-type="float" office:value="0.843442688" calcext:value-type="float">
            <text:p>0,843442688</text:p>
          </table:table-cell>
          <table:table-cell table:style-name="ce2" office:value-type="float" office:value="0.868989464" calcext:value-type="float">
            <text:p>0,868989464</text:p>
          </table:table-cell>
          <table:table-cell table:style-name="ce2" office:value-type="float" office:value="0.762699553" calcext:value-type="float">
            <text:p>0,762699553</text:p>
          </table:table-cell>
          <table:table-cell table:style-name="ce2" office:value-type="float" office:value="0.817484834" calcext:value-type="float">
            <text:p>0,817484834</text:p>
          </table:table-cell>
          <table:table-cell table:style-name="ce2" office:value-type="float" office:value="0.860229087" calcext:value-type="float">
            <text:p>0,860229087</text:p>
          </table:table-cell>
          <table:table-cell table:style-name="ce2" office:value-type="float" office:value="0.865154055" calcext:value-type="float">
            <text:p>0,865154055</text:p>
          </table:table-cell>
          <table:table-cell table:style-name="ce2" office:value-type="float" office:value="0.841570881" calcext:value-type="float">
            <text:p>0,841570881</text:p>
          </table:table-cell>
          <table:table-cell table:style-name="ce2" office:value-type="float" office:value="0.826931673" calcext:value-type="float">
            <text:p>0,826931673</text:p>
          </table:table-cell>
          <table:table-cell table:style-name="ce2" office:value-type="float" office:value="0.731134259" calcext:value-type="float">
            <text:p>0,731134259</text:p>
          </table:table-cell>
          <table:table-cell table:style-name="ce2" office:value-type="float" office:value="0.839335888" calcext:value-type="float">
            <text:p>0,839335888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20090996" calcext:value-type="float">
            <text:p>0,820090996</text:p>
          </table:table-cell>
          <table:table-cell table:style-name="ce2" office:value-type="float" office:value="0.832862388" calcext:value-type="float">
            <text:p>0,832862388</text:p>
          </table:table-cell>
          <table:table-cell table:style-name="ce2" office:value-type="float" office:value="0.868534483" calcext:value-type="float">
            <text:p>0,868534483</text:p>
          </table:table-cell>
          <table:table-cell table:number-columns-repeated="2" table:style-name="ce2" office:value-type="float" office:value="0.867257344" calcext:value-type="float">
            <text:p>0,867257344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45817369" calcext:value-type="float">
            <text:p>0,845817369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194506" calcext:value-type="float">
            <text:p>0,194506</text:p>
          </table:table-cell>
          <table:table-cell office:value-type="float" office:value="0.258697" calcext:value-type="float">
            <text:p>0,258697</text:p>
          </table:table-cell>
          <table:table-cell office:value-type="float" office:value="0.203485" calcext:value-type="float">
            <text:p>0,203485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2.624133" calcext:value-type="float">
            <text:p>2,624133</text:p>
          </table:table-cell>
          <table:table-cell office:value-type="float" office:value="0.2449555" calcext:value-type="float">
            <text:p>0,2449555</text:p>
          </table:table-cell>
          <table:table-cell office:value-type="float" office:value="0.123681" calcext:value-type="float">
            <text:p>0,123681</text:p>
          </table:table-cell>
          <table:table-cell office:value-type="float" office:value="0.1861735" calcext:value-type="float">
            <text:p>0,1861735</text:p>
          </table:table-cell>
          <table:table-cell office:value-type="float" office:value="0.13645" calcext:value-type="float">
            <text:p>0,13645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5.6495475" calcext:value-type="float">
            <text:p>5,6495475</text:p>
          </table:table-cell>
          <table:table-cell office:value-type="float" office:value="0.1594075" calcext:value-type="float">
            <text:p>0,1594075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31" calcext:value-type="float">
            <text:p>0,001531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984" calcext:value-type="float">
            <text:p>0,000984</text:p>
          </table:table-cell>
          <table:table-cell table:number-columns-repeated="96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 table:style-name="ce2" office:value-type="float" office:value="0.81722408" calcext:value-type="float">
            <text:p>0,81722408</text:p>
          </table:table-cell>
          <table:table-cell table:style-name="ce2" office:value-type="float" office:value="0.867335563" calcext:value-type="float">
            <text:p>0,867335563</text:p>
          </table:table-cell>
          <table:table-cell table:style-name="ce2" office:value-type="float" office:value="0.853950669" calcext:value-type="float">
            <text:p>0,853950669</text:p>
          </table:table-cell>
          <table:table-cell table:style-name="ce2" office:value-type="float" office:value="0.863984114" calcext:value-type="float">
            <text:p>0,863984114</text:p>
          </table:table-cell>
          <table:table-cell table:style-name="ce2" office:value-type="float" office:value="0.88977146" calcext:value-type="float">
            <text:p>0,88977146</text:p>
          </table:table-cell>
          <table:table-cell table:style-name="ce2" office:value-type="float" office:value="0.844356187" calcext:value-type="float">
            <text:p>0,844356187</text:p>
          </table:table-cell>
          <table:table-cell table:style-name="ce2" office:value-type="float" office:value="0.856452062" calcext:value-type="float">
            <text:p>0,856452062</text:p>
          </table:table-cell>
          <table:table-cell table:style-name="ce2" office:value-type="float" office:value="0.886510591" calcext:value-type="float">
            <text:p>0,886510591</text:p>
          </table:table-cell>
          <table:table-cell table:style-name="ce2" office:value-type="float" office:value="0.867300725" calcext:value-type="float">
            <text:p>0,867300725</text:p>
          </table:table-cell>
          <table:table-cell table:style-name="ce2" office:value-type="float" office:value="0.882350892" calcext:value-type="float">
            <text:p>0,882350892</text:p>
          </table:table-cell>
          <table:table-cell table:style-name="ce2" office:value-type="float" office:value="0.927355072" calcext:value-type="float">
            <text:p>0,927355072</text:p>
          </table:table-cell>
          <table:table-cell table:style-name="ce2" office:value-type="float" office:value="0.842265886" calcext:value-type="float">
            <text:p>0,842265886</text:p>
          </table:table-cell>
          <table:table-cell table:style-name="ce2" office:value-type="float" office:value="0.885639632" calcext:value-type="float">
            <text:p>0,885639632</text:p>
          </table:table-cell>
          <table:table-cell table:style-name="ce2" office:value-type="float" office:value="0.81722408" calcext:value-type="float">
            <text:p>0,81722408</text:p>
          </table:table-cell>
          <table:table-cell table:style-name="ce2" office:value-type="float" office:value="0.878985507" calcext:value-type="float">
            <text:p>0,878985507</text:p>
          </table:table-cell>
          <table:table-cell table:style-name="ce2" office:value-type="float" office:value="0.815565775" calcext:value-type="float">
            <text:p>0,815565775</text:p>
          </table:table-cell>
          <table:table-cell table:number-columns-repeated="2" table:style-name="ce2" office:value-type="float" office:value="0.878985507" calcext:value-type="float">
            <text:p>0,878985507</text:p>
          </table:table-cell>
          <table:table-cell table:style-name="ce2" office:value-type="float" office:value="0.815565775" calcext:value-type="float">
            <text:p>0,815565775</text:p>
          </table:table-cell>
          <table:table-cell table:style-name="ce2" office:value-type="float" office:value="0.81722408" calcext:value-type="float">
            <text:p>0,81722408</text:p>
          </table:table-cell>
          <table:table-cell table:style-name="ce2" office:value-type="float" office:value="0.842251951" calcext:value-type="float">
            <text:p>0,84225195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193762" calcext:value-type="float">
            <text:p>0,193762</text:p>
          </table:table-cell>
          <table:table-cell office:value-type="float" office:value="0.203593" calcext:value-type="float">
            <text:p>0,203593</text:p>
          </table:table-cell>
          <table:table-cell office:value-type="float" office:value="0.197932" calcext:value-type="float">
            <text:p>0,197932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2.9608605" calcext:value-type="float">
            <text:p>2,9608605</text:p>
          </table:table-cell>
          <table:table-cell office:value-type="float" office:value="0.2129255" calcext:value-type="float">
            <text:p>0,2129255</text:p>
          </table:table-cell>
          <table:table-cell office:value-type="float" office:value="0.1211465" calcext:value-type="float">
            <text:p>0,1211465</text:p>
          </table:table-cell>
          <table:table-cell office:value-type="float" office:value="0.1348815" calcext:value-type="float">
            <text:p>0,1348815</text:p>
          </table:table-cell>
          <table:table-cell office:value-type="float" office:value="0.1471125" calcext:value-type="float">
            <text:p>0,147112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2.980049" calcext:value-type="float">
            <text:p>2,980049</text:p>
          </table:table-cell>
          <table:table-cell office:value-type="float" office:value="0.1430145" calcext:value-type="float">
            <text:p>0,1430145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656" calcext:value-type="float">
            <text:p>0,000656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74" calcext:value-type="float">
            <text:p>0,0007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number-columns-repeated="2"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style-name="ce2" office:value-type="float" office:value="0.810741971" calcext:value-type="float">
            <text:p>0,810741971</text:p>
          </table:table-cell>
          <table:table-cell table:style-name="ce2" office:value-type="float" office:value="0.81179402" calcext:value-type="float">
            <text:p>0,81179402</text:p>
          </table:table-cell>
          <table:table-cell table:style-name="ce2" office:value-type="float" office:value="0.806090808" calcext:value-type="float">
            <text:p>0,806090808</text:p>
          </table:table-cell>
          <table:table-cell table:style-name="ce2" office:value-type="float" office:value="0.749612403" calcext:value-type="float">
            <text:p>0,749612403</text:p>
          </table:table-cell>
          <table:table-cell table:style-name="ce2" office:value-type="float" office:value="0.804401993" calcext:value-type="float">
            <text:p>0,804401993</text:p>
          </table:table-cell>
          <table:table-cell table:style-name="ce2" office:value-type="float" office:value="0.801024363" calcext:value-type="float">
            <text:p>0,801024363</text:p>
          </table:table-cell>
          <table:table-cell table:number-columns-repeated="2" table:style-name="ce2" office:value-type="float" office:value="0.83120155" calcext:value-type="float">
            <text:p>0,83120155</text:p>
          </table:table-cell>
          <table:table-cell table:style-name="ce2" office:value-type="float" office:value="0.833637874" calcext:value-type="float">
            <text:p>0,833637874</text:p>
          </table:table-cell>
          <table:table-cell table:style-name="ce2" office:value-type="float" office:value="0.764008859" calcext:value-type="float">
            <text:p>0,764008859</text:p>
          </table:table-cell>
          <table:table-cell table:style-name="ce2" office:value-type="float" office:value="0.767524917" calcext:value-type="float">
            <text:p>0,767524917</text:p>
          </table:table-cell>
          <table:table-cell table:style-name="ce2" office:value-type="float" office:value="0.831339978" calcext:value-type="float">
            <text:p>0,831339978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8875969" calcext:value-type="float">
            <text:p>0,78875969</text:p>
          </table:table-cell>
          <table:table-cell table:style-name="ce2" office:value-type="float" office:value="0.784883721" calcext:value-type="float">
            <text:p>0,784883721</text:p>
          </table:table-cell>
          <table:table-cell table:number-columns-repeated="2" table:style-name="ce2" office:value-type="float" office:value="0.78875969" calcext:value-type="float">
            <text:p>0,78875969</text:p>
          </table:table-cell>
          <table:table-cell table:style-name="ce2" office:value-type="float" office:value="0.75448505" calcext:value-type="float">
            <text:p>0,75448505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823255814" calcext:value-type="float">
            <text:p>0,823255814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87635" calcext:value-type="float">
            <text:p>0,087635</text:p>
          </table:table-cell>
          <table:table-cell office:value-type="float" office:value="0.0964165" calcext:value-type="float">
            <text:p>0,0964165</text:p>
          </table:table-cell>
          <table:table-cell office:value-type="float" office:value="0.089532" calcext:value-type="float">
            <text:p>0,089532</text:p>
          </table:table-cell>
          <table:table-cell office:value-type="float" office:value="0.0006225" calcext:value-type="float">
            <text:p>0,0006225</text:p>
          </table:table-cell>
          <table:table-cell office:value-type="float" office:value="1.4407675" calcext:value-type="float">
            <text:p>1,4407675</text:p>
          </table:table-cell>
          <table:table-cell office:value-type="float" office:value="0.1016345" calcext:value-type="float">
            <text:p>0,1016345</text:p>
          </table:table-cell>
          <table:table-cell office:value-type="float" office:value="0.0613825" calcext:value-type="float">
            <text:p>0,0613825</text:p>
          </table:table-cell>
          <table:table-cell office:value-type="float" office:value="0.0722485" calcext:value-type="float">
            <text:p>0,0722485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3.220002" calcext:value-type="float">
            <text:p>3,220002</text:p>
          </table:table-cell>
          <table:table-cell office:value-type="float" office:value="0.073352" calcext:value-type="float">
            <text:p>0,073352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744" calcext:value-type="float">
            <text:p>0,00074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74123442" calcext:value-type="float">
            <text:p>0,774123442</text:p>
          </table:table-cell>
          <table:table-cell table:style-name="ce2" office:value-type="float" office:value="0.773423162" calcext:value-type="float">
            <text:p>0,773423162</text:p>
          </table:table-cell>
          <table:table-cell table:number-columns-repeated="2" table:style-name="ce2" office:value-type="float" office:value="0.774123442" calcext:value-type="float">
            <text:p>0,774123442</text:p>
          </table:table-cell>
          <table:table-cell table:style-name="ce2" office:value-type="float" office:value="0.773423162" calcext:value-type="float">
            <text:p>0,773423162</text:p>
          </table:table-cell>
          <table:table-cell table:style-name="ce2" office:value-type="float" office:value="0.785327924" calcext:value-type="float">
            <text:p>0,785327924</text:p>
          </table:table-cell>
          <table:table-cell table:style-name="ce2" office:value-type="float" office:value="0.773423162" calcext:value-type="float">
            <text:p>0,773423162</text:p>
          </table:table-cell>
          <table:table-cell table:style-name="ce2" office:value-type="float" office:value="0.817118227" calcext:value-type="float">
            <text:p>0,817118227</text:p>
          </table:table-cell>
          <table:table-cell table:style-name="ce2" office:value-type="float" office:value="0.810755337" calcext:value-type="float">
            <text:p>0,810755337</text:p>
          </table:table-cell>
          <table:table-cell table:style-name="ce2" office:value-type="float" office:value="0.834504491" calcext:value-type="float">
            <text:p>0,834504491</text:p>
          </table:table-cell>
          <table:table-cell table:style-name="ce2" office:value-type="float" office:value="0.792596349" calcext:value-type="float">
            <text:p>0,792596349</text:p>
          </table:table-cell>
          <table:table-cell table:style-name="ce2" office:value-type="float" office:value="0.782937313" calcext:value-type="float">
            <text:p>0,782937313</text:p>
          </table:table-cell>
          <table:table-cell table:style-name="ce2" office:value-type="float" office:value="0.828684922" calcext:value-type="float">
            <text:p>0,828684922</text:p>
          </table:table-cell>
          <table:table-cell table:style-name="ce2" office:value-type="float" office:value="0.828769439" calcext:value-type="float">
            <text:p>0,828769439</text:p>
          </table:table-cell>
          <table:table-cell table:style-name="ce2" office:value-type="float" office:value="0.832548537" calcext:value-type="float">
            <text:p>0,832548537</text:p>
          </table:table-cell>
          <table:table-cell table:style-name="ce2" office:value-type="float" office:value="0.835277214" calcext:value-type="float">
            <text:p>0,835277214</text:p>
          </table:table-cell>
          <table:table-cell table:style-name="ce2" office:value-type="float" office:value="0.756882063" calcext:value-type="float">
            <text:p>0,756882063</text:p>
          </table:table-cell>
          <table:table-cell table:style-name="ce2" office:value-type="float" office:value="0.771660388" calcext:value-type="float">
            <text:p>0,771660388</text:p>
          </table:table-cell>
          <table:table-cell table:style-name="ce2" office:value-type="float" office:value="0.84859461" calcext:value-type="float">
            <text:p>0,84859461</text:p>
          </table:table-cell>
          <table:table-cell table:style-name="ce2" office:value-type="float" office:value="0.785327924" calcext:value-type="float">
            <text:p>0,785327924</text:p>
          </table:table-cell>
          <table:table-cell table:number-columns-repeated="5" table:style-name="ce2" office:value-type="float" office:value="0.810827779" calcext:value-type="float">
            <text:p>0,810827779</text:p>
          </table:table-cell>
          <table:table-cell table:style-name="ce2" office:value-type="float" office:value="0.785327924" calcext:value-type="float">
            <text:p>0,785327924</text:p>
          </table:table-cell>
          <table:table-cell table:style-name="ce2" office:value-type="float" office:value="0.733627934" calcext:value-type="float">
            <text:p>0,733627934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934445" calcext:value-type="float">
            <text:p>0,0934445</text:p>
          </table:table-cell>
          <table:table-cell office:value-type="float" office:value="0.116309" calcext:value-type="float">
            <text:p>0,116309</text:p>
          </table:table-cell>
          <table:table-cell office:value-type="float" office:value="0.1019625" calcext:value-type="float">
            <text:p>0,101962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1.5571875" calcext:value-type="float">
            <text:p>1,5571875</text:p>
          </table:table-cell>
          <table:table-cell office:value-type="float" office:value="0.1186665" calcext:value-type="float">
            <text:p>0,1186665</text:p>
          </table:table-cell>
          <table:table-cell office:value-type="float" office:value="0.064139" calcext:value-type="float">
            <text:p>0,064139</text:p>
          </table:table-cell>
          <table:table-cell office:value-type="float" office:value="0.08167" calcext:value-type="float">
            <text:p>0,08167</text:p>
          </table:table-cell>
          <table:table-cell office:value-type="float" office:value="0.0683075" calcext:value-type="float">
            <text:p>0,0683075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3.668663" calcext:value-type="float">
            <text:p>3,668663</text:p>
          </table:table-cell>
          <table:table-cell office:value-type="float" office:value="0.081305" calcext:value-type="float">
            <text:p>0,081305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142" calcext:value-type="float">
            <text:p>0,001142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36" calcext:value-type="float">
            <text:p>0,001136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914" calcext:value-type="float">
            <text:p>0,00091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21972614" calcext:value-type="float">
            <text:p>0,821972614</text:p>
          </table:table-cell>
          <table:table-cell table:style-name="ce2" office:value-type="float" office:value="0.813701326" calcext:value-type="float">
            <text:p>0,813701326</text:p>
          </table:table-cell>
          <table:table-cell table:number-columns-repeated="2" table:style-name="ce2" office:value-type="float" office:value="0.821972614" calcext:value-type="float">
            <text:p>0,821972614</text:p>
          </table:table-cell>
          <table:table-cell table:style-name="ce2" office:value-type="float" office:value="0.813701326" calcext:value-type="float">
            <text:p>0,813701326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92212238" calcext:value-type="float">
            <text:p>0,892212238</text:p>
          </table:table-cell>
          <table:table-cell table:style-name="ce2" office:value-type="float" office:value="0.828609328" calcext:value-type="float">
            <text:p>0,828609328</text:p>
          </table:table-cell>
          <table:table-cell table:style-name="ce2" office:value-type="float" office:value="0.820053487" calcext:value-type="float">
            <text:p>0,820053487</text:p>
          </table:table-cell>
          <table:table-cell table:style-name="ce2" office:value-type="float" office:value="0.837631579" calcext:value-type="float">
            <text:p>0,837631579</text:p>
          </table:table-cell>
          <table:table-cell table:style-name="ce2" office:value-type="float" office:value="0.806508344" calcext:value-type="float">
            <text:p>0,806508344</text:p>
          </table:table-cell>
          <table:table-cell table:style-name="ce2" office:value-type="float" office:value="0.77741335" calcext:value-type="float">
            <text:p>0,77741335</text:p>
          </table:table-cell>
          <table:table-cell table:style-name="ce2" office:value-type="float" office:value="0.838915276" calcext:value-type="float">
            <text:p>0,838915276</text:p>
          </table:table-cell>
          <table:table-cell table:style-name="ce2" office:value-type="float" office:value="0.833744116" calcext:value-type="float">
            <text:p>0,833744116</text:p>
          </table:table-cell>
          <table:table-cell table:style-name="ce2" office:value-type="float" office:value="0.82686564" calcext:value-type="float">
            <text:p>0,82686564</text:p>
          </table:table-cell>
          <table:table-cell table:style-name="ce2" office:value-type="float" office:value="0.841337184" calcext:value-type="float">
            <text:p>0,841337184</text:p>
          </table:table-cell>
          <table:table-cell table:style-name="ce2" office:value-type="float" office:value="0.781548994" calcext:value-type="float">
            <text:p>0,781548994</text:p>
          </table:table-cell>
          <table:table-cell table:style-name="ce2" office:value-type="float" office:value="0.768033804" calcext:value-type="float">
            <text:p>0,768033804</text:p>
          </table:table-cell>
          <table:table-cell table:style-name="ce2" office:value-type="float" office:value="0.854779632" calcext:value-type="float">
            <text:p>0,854779632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91570389" calcext:value-type="float">
            <text:p>0,891570389</text:p>
          </table:table-cell>
          <table:table-cell table:style-name="ce2" office:value-type="float" office:value="0.868112965" calcext:value-type="float">
            <text:p>0,868112965</text:p>
          </table:table-cell>
          <table:table-cell table:style-name="ce2" office:value-type="float" office:value="0.808712024" calcext:value-type="float">
            <text:p>0,808712024</text:p>
          </table:table-cell>
          <table:table-cell table:number-columns-repeated="2" table:style-name="ce2" office:value-type="float" office:value="0.834882328" calcext:value-type="float">
            <text:p>0,834882328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85866496" calcext:value-type="float">
            <text:p>0,885866496</text:p>
          </table:table-cell>
          <table:table-cell office:value-type="float" office:value="0.001641" calcext:value-type="float">
            <text:p>0,001641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1638" calcext:value-type="float">
            <text:p>0,001638</text:p>
          </table:table-cell>
          <table:table-cell office:value-type="float" office:value="0.001649" calcext:value-type="float">
            <text:p>0,001649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1332" calcext:value-type="float">
            <text:p>0,001332</text:p>
          </table:table-cell>
          <table:table-cell office:value-type="float" office:value="0.108767" calcext:value-type="float">
            <text:p>0,108767</text:p>
          </table:table-cell>
          <table:table-cell office:value-type="float" office:value="0.1419945" calcext:value-type="float">
            <text:p>0,1419945</text:p>
          </table:table-cell>
          <table:table-cell office:value-type="float" office:value="0.11637" calcext:value-type="float">
            <text:p>0,11637</text:p>
          </table:table-cell>
          <table:table-cell office:value-type="float" office:value="0.0006875" calcext:value-type="float">
            <text:p>0,0006875</text:p>
          </table:table-cell>
          <table:table-cell office:value-type="float" office:value="1.7168345" calcext:value-type="float">
            <text:p>1,7168345</text:p>
          </table:table-cell>
          <table:table-cell office:value-type="float" office:value="0.135712" calcext:value-type="float">
            <text:p>0,135712</text:p>
          </table:table-cell>
          <table:table-cell office:value-type="float" office:value="0.071043" calcext:value-type="float">
            <text:p>0,071043</text:p>
          </table:table-cell>
          <table:table-cell office:value-type="float" office:value="0.0988535" calcext:value-type="float">
            <text:p>0,0988535</text:p>
          </table:table-cell>
          <table:table-cell office:value-type="float" office:value="0.0734595" calcext:value-type="float">
            <text:p>0,0734595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3.742182" calcext:value-type="float">
            <text:p>3,742182</text:p>
          </table:table-cell>
          <table:table-cell office:value-type="float" office:value="0.0881195" calcext:value-type="float">
            <text:p>0,0881195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0961" calcext:value-type="float">
            <text:p>0,000961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1612" calcext:value-type="float">
            <text:p>0,001612</text:p>
          </table:table-cell>
          <table:table-cell office:value-type="float" office:value="0.001629" calcext:value-type="float">
            <text:p>0,001629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1696" calcext:value-type="float">
            <text:p>0,001696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number-columns-repeated="2"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style-name="ce2" office:value-type="float" office:value="0.889996912" calcext:value-type="float">
            <text:p>0,889996912</text:p>
          </table:table-cell>
          <table:table-cell table:style-name="ce2" office:value-type="float" office:value="0.888867056" calcext:value-type="float">
            <text:p>0,888867056</text:p>
          </table:table-cell>
          <table:table-cell table:style-name="ce2" office:value-type="float" office:value="0.889814451" calcext:value-type="float">
            <text:p>0,889814451</text:p>
          </table:table-cell>
          <table:table-cell table:style-name="ce2" office:value-type="float" office:value="0.896881316" calcext:value-type="float">
            <text:p>0,896881316</text:p>
          </table:table-cell>
          <table:table-cell table:style-name="ce2" office:value-type="float" office:value="0.867764709" calcext:value-type="float">
            <text:p>0,867764709</text:p>
          </table:table-cell>
          <table:table-cell table:style-name="ce2" office:value-type="float" office:value="0.900425275" calcext:value-type="float">
            <text:p>0,900425275</text:p>
          </table:table-cell>
          <table:table-cell table:number-columns-repeated="6" table:style-name="ce2" office:value-type="float" office:value="0.852655513" calcext:value-type="float">
            <text:p>0,852655513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12471929" calcext:value-type="float">
            <text:p>0,812471929</text:p>
          </table:table-cell>
          <table:table-cell table:style-name="ce2" office:value-type="float" office:value="0.809047272" calcext:value-type="float">
            <text:p>0,809047272</text:p>
          </table:table-cell>
          <table:table-cell table:number-columns-repeated="2" table:style-name="ce2" office:value-type="float" office:value="0.812471929" calcext:value-type="float">
            <text:p>0,812471929</text:p>
          </table:table-cell>
          <table:table-cell table:style-name="ce2" office:value-type="float" office:value="0.809047272" calcext:value-type="float">
            <text:p>0,809047272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09047272" calcext:value-type="float">
            <text:p>0,80904727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77567" calcext:value-type="float">
            <text:p>0,077567</text:p>
          </table:table-cell>
          <table:table-cell office:value-type="float" office:value="0.074612" calcext:value-type="float">
            <text:p>0,074612</text:p>
          </table:table-cell>
          <table:table-cell office:value-type="float" office:value="0.080693" calcext:value-type="float">
            <text:p>0,080693</text:p>
          </table:table-cell>
          <table:table-cell office:value-type="float" office:value="0.0006275" calcext:value-type="float">
            <text:p>0,0006275</text:p>
          </table:table-cell>
          <table:table-cell office:value-type="float" office:value="1.4262745" calcext:value-type="float">
            <text:p>1,4262745</text:p>
          </table:table-cell>
          <table:table-cell office:value-type="float" office:value="0.095502" calcext:value-type="float">
            <text:p>0,095502</text:p>
          </table:table-cell>
          <table:table-cell office:value-type="float" office:value="0.0550955" calcext:value-type="float">
            <text:p>0,0550955</text:p>
          </table:table-cell>
          <table:table-cell office:value-type="float" office:value="0.060175" calcext:value-type="float">
            <text:p>0,060175</text:p>
          </table:table-cell>
          <table:table-cell office:value-type="float" office:value="0.0565275" calcext:value-type="float">
            <text:p>0,056527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1.55029" calcext:value-type="float">
            <text:p>1,55029</text:p>
          </table:table-cell>
          <table:table-cell office:value-type="float" office:value="0.0774835" calcext:value-type="float">
            <text:p>0,0774835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36" calcext:value-type="float">
            <text:p>0,000636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number-columns-repeated="2"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style-name="ce2" office:value-type="float" office:value="0.827640667" calcext:value-type="float">
            <text:p>0,827640667</text:p>
          </table:table-cell>
          <table:table-cell table:style-name="ce2" office:value-type="float" office:value="0.848527689" calcext:value-type="float">
            <text:p>0,848527689</text:p>
          </table:table-cell>
          <table:table-cell table:style-name="ce2" office:value-type="float" office:value="0.861437169" calcext:value-type="float">
            <text:p>0,861437169</text:p>
          </table:table-cell>
          <table:table-cell table:style-name="ce2" office:value-type="float" office:value="0.84622531" calcext:value-type="float">
            <text:p>0,84622531</text:p>
          </table:table-cell>
          <table:table-cell table:style-name="ce2" office:value-type="float" office:value="0.801324878" calcext:value-type="float">
            <text:p>0,801324878</text:p>
          </table:table-cell>
          <table:table-cell table:style-name="ce2" office:value-type="float" office:value="0.850692733" calcext:value-type="float">
            <text:p>0,850692733</text:p>
          </table:table-cell>
          <table:table-cell table:style-name="ce2" office:value-type="float" office:value="0.82259563" calcext:value-type="float">
            <text:p>0,82259563</text:p>
          </table:table-cell>
          <table:table-cell table:style-name="ce2" office:value-type="float" office:value="0.843619986" calcext:value-type="float">
            <text:p>0,843619986</text:p>
          </table:table-cell>
          <table:table-cell table:style-name="ce2" office:value-type="float" office:value="0.875938119" calcext:value-type="float">
            <text:p>0,875938119</text:p>
          </table:table-cell>
          <table:table-cell table:style-name="ce2" office:value-type="float" office:value="0.82204629" calcext:value-type="float">
            <text:p>0,82204629</text:p>
          </table:table-cell>
          <table:table-cell table:style-name="ce2" office:value-type="float" office:value="0.807464555" calcext:value-type="float">
            <text:p>0,807464555</text:p>
          </table:table-cell>
          <table:table-cell table:style-name="ce2" office:value-type="float" office:value="0.84759462" calcext:value-type="float">
            <text:p>0,84759462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68267561" calcext:value-type="float">
            <text:p>0,768267561</text:p>
          </table:table-cell>
          <table:table-cell table:style-name="ce2" office:value-type="float" office:value="0.798529709" calcext:value-type="float">
            <text:p>0,798529709</text:p>
          </table:table-cell>
          <table:table-cell table:number-columns-repeated="2" table:style-name="ce2" office:value-type="float" office:value="0.768267561" calcext:value-type="float">
            <text:p>0,768267561</text:p>
          </table:table-cell>
          <table:table-cell table:style-name="ce2" office:value-type="float" office:value="0.798529709" calcext:value-type="float">
            <text:p>0,798529709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82056792" calcext:value-type="float">
            <text:p>0,82056792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705" calcext:value-type="float">
            <text:p>0,0007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40838" calcext:value-type="float">
            <text:p>0,040838</text:p>
          </table:table-cell>
          <table:table-cell office:value-type="float" office:value="0.044814" calcext:value-type="float">
            <text:p>0,044814</text:p>
          </table:table-cell>
          <table:table-cell office:value-type="float" office:value="0.043241" calcext:value-type="float">
            <text:p>0,043241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696744" calcext:value-type="float">
            <text:p>0,696744</text:p>
          </table:table-cell>
          <table:table-cell office:value-type="float" office:value="0.049268" calcext:value-type="float">
            <text:p>0,049268</text:p>
          </table:table-cell>
          <table:table-cell office:value-type="float" office:value="0.031122" calcext:value-type="float">
            <text:p>0,031122</text:p>
          </table:table-cell>
          <table:table-cell office:value-type="float" office:value="0.035363" calcext:value-type="float">
            <text:p>0,035363</text:p>
          </table:table-cell>
          <table:table-cell office:value-type="float" office:value="0.0325985" calcext:value-type="float">
            <text:p>0,0325985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1.484049" calcext:value-type="float">
            <text:p>1,484049</text:p>
          </table:table-cell>
          <table:table-cell office:value-type="float" office:value="0.037198" calcext:value-type="float">
            <text:p>0,037198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634" calcext:value-type="float">
            <text:p>0,000634</text:p>
          </table:table-cell>
          <table:table-cell office:value-type="float" office:value="0.000817" calcext:value-type="float">
            <text:p>0,000817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785" calcext:value-type="float">
            <text:p>0,000785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88" calcext:value-type="float">
            <text:p>0,001088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82302491" calcext:value-type="float">
            <text:p>0,782302491</text:p>
          </table:table-cell>
          <table:table-cell table:style-name="ce2" office:value-type="float" office:value="0.78443015" calcext:value-type="float">
            <text:p>0,78443015</text:p>
          </table:table-cell>
          <table:table-cell table:number-columns-repeated="2" table:style-name="ce2" office:value-type="float" office:value="0.782302491" calcext:value-type="float">
            <text:p>0,782302491</text:p>
          </table:table-cell>
          <table:table-cell table:style-name="ce2" office:value-type="float" office:value="0.78443015" calcext:value-type="float">
            <text:p>0,78443015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78443015" calcext:value-type="float">
            <text:p>0,78443015</text:p>
          </table:table-cell>
          <table:table-cell table:style-name="ce2" office:value-type="float" office:value="0.808473528" calcext:value-type="float">
            <text:p>0,808473528</text:p>
          </table:table-cell>
          <table:table-cell table:style-name="ce2" office:value-type="float" office:value="0.830950025" calcext:value-type="float">
            <text:p>0,830950025</text:p>
          </table:table-cell>
          <table:table-cell table:style-name="ce2" office:value-type="float" office:value="0.82315273" calcext:value-type="float">
            <text:p>0,82315273</text:p>
          </table:table-cell>
          <table:table-cell table:style-name="ce2" office:value-type="float" office:value="0.810811479" calcext:value-type="float">
            <text:p>0,810811479</text:p>
          </table:table-cell>
          <table:table-cell table:style-name="ce2" office:value-type="float" office:value="0.771033317" calcext:value-type="float">
            <text:p>0,771033317</text:p>
          </table:table-cell>
          <table:table-cell table:style-name="ce2" office:value-type="float" office:value="0.842866568" calcext:value-type="float">
            <text:p>0,842866568</text:p>
          </table:table-cell>
          <table:table-cell table:style-name="ce2" office:value-type="float" office:value="0.834854857" calcext:value-type="float">
            <text:p>0,834854857</text:p>
          </table:table-cell>
          <table:table-cell table:style-name="ce2" office:value-type="float" office:value="0.829251196" calcext:value-type="float">
            <text:p>0,829251196</text:p>
          </table:table-cell>
          <table:table-cell table:style-name="ce2" office:value-type="float" office:value="0.868105723" calcext:value-type="float">
            <text:p>0,868105723</text:p>
          </table:table-cell>
          <table:table-cell table:style-name="ce2" office:value-type="float" office:value="0.786846446" calcext:value-type="float">
            <text:p>0,786846446</text:p>
          </table:table-cell>
          <table:table-cell table:style-name="ce2" office:value-type="float" office:value="0.785568201" calcext:value-type="float">
            <text:p>0,785568201</text:p>
          </table:table-cell>
          <table:table-cell table:style-name="ce2" office:value-type="float" office:value="0.817549068" calcext:value-type="float">
            <text:p>0,817549068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821161141" calcext:value-type="float">
            <text:p>0,821161141</text:p>
          </table:table-cell>
          <table:table-cell table:style-name="ce2" office:value-type="float" office:value="0.816625433" calcext:value-type="float">
            <text:p>0,816625433</text:p>
          </table:table-cell>
          <table:table-cell table:style-name="ce2" office:value-type="float" office:value="0.821161141" calcext:value-type="float">
            <text:p>0,821161141</text:p>
          </table:table-cell>
          <table:table-cell table:style-name="ce2" office:value-type="float" office:value="0.796775524" calcext:value-type="float">
            <text:p>0,796775524</text:p>
          </table:table-cell>
          <table:table-cell table:style-name="ce2" office:value-type="float" office:value="0.816625433" calcext:value-type="float">
            <text:p>0,816625433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864984331" calcext:value-type="float">
            <text:p>0,864984331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29" calcext:value-type="float">
            <text:p>0,000929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471665" calcext:value-type="float">
            <text:p>0,0471665</text:p>
          </table:table-cell>
          <table:table-cell office:value-type="float" office:value="0.0552595" calcext:value-type="float">
            <text:p>0,0552595</text:p>
          </table:table-cell>
          <table:table-cell office:value-type="float" office:value="0.051603" calcext:value-type="float">
            <text:p>0,051603</text:p>
          </table:table-cell>
          <table:table-cell office:value-type="float" office:value="0.0006455" calcext:value-type="float">
            <text:p>0,0006455</text:p>
          </table:table-cell>
          <table:table-cell office:value-type="float" office:value="0.818329" calcext:value-type="float">
            <text:p>0,818329</text:p>
          </table:table-cell>
          <table:table-cell office:value-type="float" office:value="0.0581235" calcext:value-type="float">
            <text:p>0,0581235</text:p>
          </table:table-cell>
          <table:table-cell office:value-type="float" office:value="0.034257" calcext:value-type="float">
            <text:p>0,034257</text:p>
          </table:table-cell>
          <table:table-cell office:value-type="float" office:value="0.041557" calcext:value-type="float">
            <text:p>0,041557</text:p>
          </table:table-cell>
          <table:table-cell office:value-type="float" office:value="0.036112" calcext:value-type="float">
            <text:p>0,03611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1.4959965" calcext:value-type="float">
            <text:p>1,4959965</text:p>
          </table:table-cell>
          <table:table-cell office:value-type="float" office:value="0.042182" calcext:value-type="float">
            <text:p>0,042182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0924" calcext:value-type="float">
            <text:p>0,000924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199" calcext:value-type="float">
            <text:p>0,001199</text:p>
          </table:table-cell>
          <table:table-cell table:number-columns-repeated="96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67765685" calcext:value-type="float">
            <text:p>0,767765685</text:p>
          </table:table-cell>
          <table:table-cell table:style-name="ce2" office:value-type="float" office:value="0.802588257" calcext:value-type="float">
            <text:p>0,802588257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67765685" calcext:value-type="float">
            <text:p>0,767765685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79929577" calcext:value-type="float">
            <text:p>0,779929577</text:p>
          </table:table-cell>
          <table:table-cell table:style-name="ce2" office:value-type="float" office:value="0.786975642" calcext:value-type="float">
            <text:p>0,786975642</text:p>
          </table:table-cell>
          <table:table-cell table:style-name="ce2" office:value-type="float" office:value="0.786781294" calcext:value-type="float">
            <text:p>0,786781294</text:p>
          </table:table-cell>
          <table:table-cell table:style-name="ce2" office:value-type="float" office:value="0.82531934" calcext:value-type="float">
            <text:p>0,82531934</text:p>
          </table:table-cell>
          <table:table-cell table:style-name="ce2" office:value-type="float" office:value="0.857645875" calcext:value-type="float">
            <text:p>0,857645875</text:p>
          </table:table-cell>
          <table:table-cell table:style-name="ce2" office:value-type="float" office:value="0.732885952" calcext:value-type="float">
            <text:p>0,732885952</text:p>
          </table:table-cell>
          <table:table-cell table:style-name="ce2" office:value-type="float" office:value="0.808613042" calcext:value-type="float">
            <text:p>0,808613042</text:p>
          </table:table-cell>
          <table:table-cell table:style-name="ce2" office:value-type="float" office:value="0.786465002" calcext:value-type="float">
            <text:p>0,786465002</text:p>
          </table:table-cell>
          <table:table-cell table:style-name="ce2" office:value-type="float" office:value="0.779357966" calcext:value-type="float">
            <text:p>0,779357966</text:p>
          </table:table-cell>
          <table:table-cell table:style-name="ce2" office:value-type="float" office:value="0.79516874" calcext:value-type="float">
            <text:p>0,79516874</text:p>
          </table:table-cell>
          <table:table-cell table:style-name="ce2" office:value-type="float" office:value="0.886317907" calcext:value-type="float">
            <text:p>0,886317907</text:p>
          </table:table-cell>
          <table:table-cell table:style-name="ce2" office:value-type="float" office:value="0.736791964" calcext:value-type="float">
            <text:p>0,736791964</text:p>
          </table:table-cell>
          <table:table-cell table:style-name="ce2" office:value-type="float" office:value="0.769949241" calcext:value-type="float">
            <text:p>0,769949241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87612036" calcext:value-type="float">
            <text:p>0,787612036</text:p>
          </table:table-cell>
          <table:table-cell table:style-name="ce2" office:value-type="float" office:value="0.788252241" calcext:value-type="float">
            <text:p>0,788252241</text:p>
          </table:table-cell>
          <table:table-cell table:style-name="ce2" office:value-type="float" office:value="0.781209987" calcext:value-type="float">
            <text:p>0,781209987</text:p>
          </table:table-cell>
          <table:table-cell table:style-name="ce2" office:value-type="float" office:value="0.815773428" calcext:value-type="float">
            <text:p>0,815773428</text:p>
          </table:table-cell>
          <table:table-cell table:style-name="ce2" office:value-type="float" office:value="0.788252241" calcext:value-type="float">
            <text:p>0,788252241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88252241" calcext:value-type="float">
            <text:p>0,788252241</text:p>
          </table:table-cell>
          <table:table-cell office:value-type="float" office:value="0.001656" calcext:value-type="float">
            <text:p>0,001656</text:p>
          </table:table-cell>
          <table:table-cell office:value-type="float" office:value="0.001095" calcext:value-type="float">
            <text:p>0,001095</text:p>
          </table:table-cell>
          <table:table-cell table:number-columns-repeated="2" office:value-type="float" office:value="0.001645" calcext:value-type="float">
            <text:p>0,001645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52274" calcext:value-type="float">
            <text:p>0,052274</text:p>
          </table:table-cell>
          <table:table-cell office:value-type="float" office:value="0.0664765" calcext:value-type="float">
            <text:p>0,0664765</text:p>
          </table:table-cell>
          <table:table-cell office:value-type="float" office:value="0.058284" calcext:value-type="float">
            <text:p>0,058284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916926" calcext:value-type="float">
            <text:p>0,916926</text:p>
          </table:table-cell>
          <table:table-cell office:value-type="float" office:value="0.064067" calcext:value-type="float">
            <text:p>0,064067</text:p>
          </table:table-cell>
          <table:table-cell office:value-type="float" office:value="0.0355785" calcext:value-type="float">
            <text:p>0,0355785</text:p>
          </table:table-cell>
          <table:table-cell office:value-type="float" office:value="0.0487705" calcext:value-type="float">
            <text:p>0,0487705</text:p>
          </table:table-cell>
          <table:table-cell office:value-type="float" office:value="0.0384075" calcext:value-type="float">
            <text:p>0,0384075</text:p>
          </table:table-cell>
          <table:table-cell office:value-type="float" office:value="0.000713" calcext:value-type="float">
            <text:p>0,000713</text:p>
          </table:table-cell>
          <table:table-cell office:value-type="float" office:value="1.64284" calcext:value-type="float">
            <text:p>1,64284</text:p>
          </table:table-cell>
          <table:table-cell office:value-type="float" office:value="0.0483755" calcext:value-type="float">
            <text:p>0,0483755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037" calcext:value-type="float">
            <text:p>0,001037</text:p>
          </table:table-cell>
          <table:table-cell office:value-type="float" office:value="0.002514" calcext:value-type="float">
            <text:p>0,002514</text:p>
          </table:table-cell>
          <table:table-cell office:value-type="float" office:value="0.001424" calcext:value-type="float">
            <text:p>0,001424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435" calcext:value-type="float">
            <text:p>0,001435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2" table:formula="of:=AVERAGE([.C4:.C23])" office:value-type="float" office:value="0.84354133295" calcext:value-type="float">
            <text:p>0,84354133295</text:p>
          </table:table-cell>
          <table:table-cell table:style-name="ce2" table:formula="of:=AVERAGE([.D4:.D23])" office:value-type="float" office:value="0.8342591032" calcext:value-type="float">
            <text:p>0,8342591032</text:p>
          </table:table-cell>
          <table:table-cell table:style-name="ce2" table:formula="of:=AVERAGE([.E4:.E23])" office:value-type="float" office:value="0.8441495276" calcext:value-type="float">
            <text:p>0,8441495276</text:p>
          </table:table-cell>
          <table:table-cell table:style-name="ce2" table:formula="of:=AVERAGE([.F4:.F23])" office:value-type="float" office:value="0.84354133295" calcext:value-type="float">
            <text:p>0,84354133295</text:p>
          </table:table-cell>
          <table:table-cell table:style-name="ce2" table:formula="of:=AVERAGE([.G4:.G23])" office:value-type="float" office:value="0.8342591032" calcext:value-type="float">
            <text:p>0,8342591032</text:p>
          </table:table-cell>
          <table:table-cell table:style-name="ce2" table:formula="of:=AVERAGE([.H4:.H23])" office:value-type="float" office:value="0.8433881886" calcext:value-type="float">
            <text:p>0,8433881886</text:p>
          </table:table-cell>
          <table:table-cell table:style-name="ce2" table:formula="of:=AVERAGE([.I4:.I23])" office:value-type="float" office:value="0.838627416" calcext:value-type="float">
            <text:p>0,838627416</text:p>
          </table:table-cell>
          <table:table-cell table:style-name="ce2" table:formula="of:=AVERAGE([.J4:.J23])" office:value-type="float" office:value="0.8415234472" calcext:value-type="float">
            <text:p>0,8415234472</text:p>
          </table:table-cell>
          <table:table-cell table:style-name="ce2" table:formula="of:=AVERAGE([.K4:.K23])" office:value-type="float" office:value="0.84180391085" calcext:value-type="float">
            <text:p>0,84180391085</text:p>
          </table:table-cell>
          <table:table-cell table:style-name="ce2" table:formula="of:=AVERAGE([.L4:.L23])" office:value-type="float" office:value="0.85217111065" calcext:value-type="float">
            <text:p>0,85217111065</text:p>
          </table:table-cell>
          <table:table-cell table:style-name="ce2" table:formula="of:=AVERAGE([.M4:.M23])" office:value-type="float" office:value="0.85156343545" calcext:value-type="float">
            <text:p>0,85156343545</text:p>
          </table:table-cell>
          <table:table-cell table:style-name="ce2" table:formula="of:=AVERAGE([.N4:.N23])" office:value-type="float" office:value="0.81744988565" calcext:value-type="float">
            <text:p>0,81744988565</text:p>
          </table:table-cell>
          <table:table-cell table:style-name="ce2" table:formula="of:=AVERAGE([.O4:.O23])" office:value-type="float" office:value="0.8432153869" calcext:value-type="float">
            <text:p>0,8432153869</text:p>
          </table:table-cell>
          <table:table-cell table:style-name="ce2" table:formula="of:=AVERAGE([.P4:.P23])" office:value-type="float" office:value="0.86788218635" calcext:value-type="float">
            <text:p>0,86788218635</text:p>
          </table:table-cell>
          <table:table-cell table:style-name="ce2" table:formula="of:=AVERAGE([.Q4:.Q23])" office:value-type="float" office:value="0.8704357639" calcext:value-type="float">
            <text:p>0,8704357639</text:p>
          </table:table-cell>
          <table:table-cell table:style-name="ce2" table:formula="of:=AVERAGE([.R4:.R23])" office:value-type="float" office:value="0.87561176885" calcext:value-type="float">
            <text:p>0,87561176885</text:p>
          </table:table-cell>
          <table:table-cell table:style-name="ce2" table:formula="of:=AVERAGE([.S4:.S23])" office:value-type="float" office:value="0.857768055" calcext:value-type="float">
            <text:p>0,857768055</text:p>
          </table:table-cell>
          <table:table-cell table:style-name="ce2" table:formula="of:=AVERAGE([.T4:.T23])" office:value-type="float" office:value="0.8073587682" calcext:value-type="float">
            <text:p>0,8073587682</text:p>
          </table:table-cell>
          <table:table-cell table:style-name="ce2" table:formula="of:=AVERAGE([.U4:.U23])" office:value-type="float" office:value="0.8743936222" calcext:value-type="float">
            <text:p>0,8743936222</text:p>
          </table:table-cell>
          <table:table-cell table:style-name="ce2" table:formula="of:=AVERAGE([.V4:.V23])" office:value-type="float" office:value="0.8433881886" calcext:value-type="float">
            <text:p>0,8433881886</text:p>
          </table:table-cell>
          <table:table-cell table:style-name="ce2" table:formula="of:=AVERAGE([.W4:.W23])" office:value-type="float" office:value="0.84561182245" calcext:value-type="float">
            <text:p>0,84561182245</text:p>
          </table:table-cell>
          <table:table-cell table:style-name="ce2" table:formula="of:=AVERAGE([.X4:.X23])" office:value-type="float" office:value="0.8433889759" calcext:value-type="float">
            <text:p>0,8433889759</text:p>
          </table:table-cell>
          <table:table-cell table:style-name="ce2" table:formula="of:=AVERAGE([.Y4:.Y23])" office:value-type="float" office:value="0.8413957008" calcext:value-type="float">
            <text:p>0,8413957008</text:p>
          </table:table-cell>
          <table:table-cell table:style-name="ce2" table:formula="of:=AVERAGE([.Z4:.Z23])" office:value-type="float" office:value="0.83985765215" calcext:value-type="float">
            <text:p>0,83985765215</text:p>
          </table:table-cell>
          <table:table-cell table:style-name="ce2" table:formula="of:=AVERAGE([.AA4:.AA23])" office:value-type="float" office:value="0.8355102797" calcext:value-type="float">
            <text:p>0,8355102797</text:p>
          </table:table-cell>
          <table:table-cell table:style-name="ce2" table:formula="of:=AVERAGE([.AB4:.AB23])" office:value-type="float" office:value="0.8433881886" calcext:value-type="float">
            <text:p>0,8433881886</text:p>
          </table:table-cell>
          <table:table-cell table:style-name="ce2" table:formula="of:=AVERAGE([.AC4:.AC23])" office:value-type="float" office:value="0.84058394955" calcext:value-type="float">
            <text:p>0,84058394955</text:p>
          </table:table-cell>
          <table:table-cell table:formula="of:=AVERAGE([.AD4:.AD23])" office:value-type="float" office:value="0.00086565" calcext:value-type="float">
            <text:p>0,00086565</text:p>
          </table:table-cell>
          <table:table-cell table:formula="of:=AVERAGE([.AE4:.AE23])" office:value-type="float" office:value="0.00083425" calcext:value-type="float">
            <text:p>0,00083425</text:p>
          </table:table-cell>
          <table:table-cell table:formula="of:=AVERAGE([.AF4:.AF23])" office:value-type="float" office:value="0.00086785" calcext:value-type="float">
            <text:p>0,00086785</text:p>
          </table:table-cell>
          <table:table-cell table:formula="of:=AVERAGE([.AG4:.AG23])" office:value-type="float" office:value="0.0008624" calcext:value-type="float">
            <text:p>0,0008624</text:p>
          </table:table-cell>
          <table:table-cell table:formula="of:=AVERAGE([.AH4:.AH23])" office:value-type="float" office:value="0.0010657" calcext:value-type="float">
            <text:p>0,0010657</text:p>
          </table:table-cell>
          <table:table-cell table:formula="of:=AVERAGE([.AI4:.AI23])" office:value-type="float" office:value="0.00076525" calcext:value-type="float">
            <text:p>0,00076525</text:p>
          </table:table-cell>
          <table:table-cell table:formula="of:=AVERAGE([.AJ4:.AJ23])" office:value-type="float" office:value="0.00085105" calcext:value-type="float">
            <text:p>0,00085105</text:p>
          </table:table-cell>
          <table:table-cell table:formula="of:=AVERAGE([.AK4:.AK23])" office:value-type="float" office:value="0.144623" calcext:value-type="float">
            <text:p>0,144623</text:p>
          </table:table-cell>
          <table:table-cell table:formula="of:=AVERAGE([.AL4:.AL23])" office:value-type="float" office:value="0.1503744" calcext:value-type="float">
            <text:p>0,1503744</text:p>
          </table:table-cell>
          <table:table-cell table:formula="of:=AVERAGE([.AM4:.AM23])" office:value-type="float" office:value="0.143726275" calcext:value-type="float">
            <text:p>0,143726275</text:p>
          </table:table-cell>
          <table:table-cell table:formula="of:=AVERAGE([.AN4:.AN23])" office:value-type="float" office:value="0.0006515" calcext:value-type="float">
            <text:p>0,0006515</text:p>
          </table:table-cell>
          <table:table-cell table:formula="of:=AVERAGE([.AO4:.AO23])" office:value-type="float" office:value="1.9462659" calcext:value-type="float">
            <text:p>1,9462659</text:p>
          </table:table-cell>
          <table:table-cell table:formula="of:=AVERAGE([.AP4:.AP23])" office:value-type="float" office:value="0.158998625" calcext:value-type="float">
            <text:p>0,158998625</text:p>
          </table:table-cell>
          <table:table-cell table:formula="of:=AVERAGE([.AQ4:.AQ23])" office:value-type="float" office:value="0.1014224" calcext:value-type="float">
            <text:p>0,1014224</text:p>
          </table:table-cell>
          <table:table-cell table:formula="of:=AVERAGE([.AR4:.AR23])" office:value-type="float" office:value="0.122415875" calcext:value-type="float">
            <text:p>0,122415875</text:p>
          </table:table-cell>
          <table:table-cell table:formula="of:=AVERAGE([.AS4:.AS23])" office:value-type="float" office:value="0.10510845" calcext:value-type="float">
            <text:p>0,10510845</text:p>
          </table:table-cell>
          <table:table-cell table:formula="of:=AVERAGE([.AT4:.AT23])" office:value-type="float" office:value="0.00059295" calcext:value-type="float">
            <text:p>0,00059295</text:p>
          </table:table-cell>
          <table:table-cell table:formula="of:=AVERAGE([.AU4:.AU23])" office:value-type="float" office:value="3.284986275" calcext:value-type="float">
            <text:p>3,284986275</text:p>
          </table:table-cell>
          <table:table-cell table:formula="of:=AVERAGE([.AV4:.AV23])" office:value-type="float" office:value="0.1247558" calcext:value-type="float">
            <text:p>0,1247558</text:p>
          </table:table-cell>
          <table:table-cell table:formula="of:=AVERAGE([.AW4:.AW23])" office:value-type="float" office:value="0.0007237" calcext:value-type="float">
            <text:p>0,0007237</text:p>
          </table:table-cell>
          <table:table-cell table:formula="of:=AVERAGE([.AX4:.AX23])" office:value-type="float" office:value="0.0007582" calcext:value-type="float">
            <text:p>0,0007582</text:p>
          </table:table-cell>
          <table:table-cell table:formula="of:=AVERAGE([.AY4:.AY23])" office:value-type="float" office:value="0.00085115" calcext:value-type="float">
            <text:p>0,00085115</text:p>
          </table:table-cell>
          <table:table-cell table:formula="of:=AVERAGE([.AZ4:.AZ23])" office:value-type="float" office:value="0.00076845" calcext:value-type="float">
            <text:p>0,00076845</text:p>
          </table:table-cell>
          <table:table-cell table:formula="of:=AVERAGE([.BA4:.BA23])" office:value-type="float" office:value="0.00094055" calcext:value-type="float">
            <text:p>0,00094055</text:p>
          </table:table-cell>
          <table:table-cell table:formula="of:=AVERAGE([.BB4:.BB23])" office:value-type="float" office:value="0.0009097" calcext:value-type="float">
            <text:p>0,0009097</text:p>
          </table:table-cell>
          <table:table-cell table:formula="of:=AVERAGE([.BC4:.BC23])" office:value-type="float" office:value="0.00069975" calcext:value-type="float">
            <text:p>0,00069975</text:p>
          </table:table-cell>
          <table:table-cell table:formula="of:=AVERAGE([.BD4:.BD23])" office:value-type="float" office:value="0.0009306" calcext:value-type="float">
            <text:p>0,0009306</text:p>
          </table:table-cell>
          <table:table-cell table:number-columns-repeated="96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Eq. Objetivos</text:p>
          </table:table-cell>
          <table:table-cell table:style-name="ce3" office:value-type="string" calcext:value-type="string">
            <text:p>Tempo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REAL)</text:p>
          </table:table-cell>
          <table:table-cell office:value-type="float" office:value="0.8073587682" calcext:value-type="float">
            <text:p>0,80736</text:p>
          </table:table-cell>
          <table:table-cell office:value-type="float" office:value="3.284986275" calcext:value-type="float">
            <text:p>3,2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REAL)</text:p>
          </table:table-cell>
          <table:table-cell office:value-type="float" office:value="0.81744988565" calcext:value-type="float">
            <text:p>0,81745</text:p>
          </table:table-cell>
          <table:table-cell office:value-type="float" office:value="1.9462659" calcext:value-type="float">
            <text:p>1,946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3:0.8)</text:p>
          </table:table-cell>
          <table:table-cell office:value-type="float" office:value="0.8342591032" calcext:value-type="float">
            <text:p>0,83426</text:p>
          </table:table-cell>
          <table:table-cell office:value-type="float" office:value="0.00083425" calcext:value-type="float">
            <text:p>0,000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8:0.8)</text:p>
          </table:table-cell>
          <table:table-cell office:value-type="float" office:value="0.8342591032" calcext:value-type="float">
            <text:p>0,83426</text:p>
          </table:table-cell>
          <table:table-cell office:value-type="float" office:value="0.0010657" calcext:value-type="float">
            <text:p>0,0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8:0.8)</text:p>
          </table:table-cell>
          <table:table-cell office:value-type="float" office:value="0.8355102797" calcext:value-type="float">
            <text:p>0,83551</text:p>
          </table:table-cell>
          <table:table-cell office:value-type="float" office:value="0.0009097" calcext:value-type="float">
            <text:p>0,000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1:1)</text:p>
          </table:table-cell>
          <table:table-cell office:value-type="float" office:value="0.838627416" calcext:value-type="float">
            <text:p>0,83863</text:p>
          </table:table-cell>
          <table:table-cell office:value-type="float" office:value="0.00085105" calcext:value-type="float">
            <text:p>0,000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8:0.3)</text:p>
          </table:table-cell>
          <table:table-cell office:value-type="float" office:value="0.83985765215" calcext:value-type="float">
            <text:p>0,83986</text:p>
          </table:table-cell>
          <table:table-cell office:value-type="float" office:value="0.00094055" calcext:value-type="float">
            <text:p>0,000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1:1)</text:p>
          </table:table-cell>
          <table:table-cell office:value-type="float" office:value="0.84058394955" calcext:value-type="float">
            <text:p>0,84058</text:p>
          </table:table-cell>
          <table:table-cell office:value-type="float" office:value="0.0009306" calcext:value-type="float">
            <text:p>0,00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5:0.5)</text:p>
          </table:table-cell>
          <table:table-cell office:value-type="float" office:value="0.8413957008" calcext:value-type="float">
            <text:p>0,84140</text:p>
          </table:table-cell>
          <table:table-cell office:value-type="float" office:value="0.00076845" calcext:value-type="float">
            <text:p>0,000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HECK)</text:p>
          </table:table-cell>
          <table:table-cell office:value-type="float" office:value="0.8415234472" calcext:value-type="float">
            <text:p>0,84152</text:p>
          </table:table-cell>
          <table:table-cell office:value-type="float" office:value="0.144623" calcext:value-type="float">
            <text:p>0,14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LL)</text:p>
          </table:table-cell>
          <table:table-cell office:value-type="float" office:value="0.84180391085" calcext:value-type="float">
            <text:p>0,84180</text:p>
          </table:table-cell>
          <table:table-cell office:value-type="float" office:value="0.1503744" calcext:value-type="float">
            <text:p>0,1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TASK)</text:p>
          </table:table-cell>
          <table:table-cell office:value-type="float" office:value="0.8432153869" calcext:value-type="float">
            <text:p>0,84322</text:p>
          </table:table-cell>
          <table:table-cell office:value-type="float" office:value="0.158998625" calcext:value-type="float">
            <text:p>0,159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:0)</text:p>
          </table:table-cell>
          <table:table-cell office:value-type="float" office:value="0.8433881886" calcext:value-type="float">
            <text:p>0,84339</text:p>
          </table:table-cell>
          <table:table-cell office:value-type="float" office:value="0.00069975" calcext:value-type="float">
            <text:p>0,0007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:0)</text:p>
          </table:table-cell>
          <table:table-cell office:value-type="float" office:value="0.8433881886" calcext:value-type="float">
            <text:p>0,84339</text:p>
          </table:table-cell>
          <table:table-cell office:value-type="float" office:value="0.00076525" calcext:value-type="float">
            <text:p>0,000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3:0.8)</text:p>
          </table:table-cell>
          <table:table-cell office:value-type="float" office:value="0.8433889759" calcext:value-type="float">
            <text:p>0,84339</text:p>
          </table:table-cell>
          <table:table-cell office:value-type="float" office:value="0.00085115" calcext:value-type="float">
            <text:p>0,000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8:0.3)</text:p>
          </table:table-cell>
          <table:table-cell office:value-type="float" office:value="0.84354133295" calcext:value-type="float">
            <text:p>0,84354</text:p>
          </table:table-cell>
          <table:table-cell office:value-type="float" office:value="0.0008624" calcext:value-type="float">
            <text:p>0,000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3:0.3)</text:p>
          </table:table-cell>
          <table:table-cell office:value-type="float" office:value="0.84354133295" calcext:value-type="float">
            <text:p>0,84354</text:p>
          </table:table-cell>
          <table:table-cell office:value-type="float" office:value="0.00086565" calcext:value-type="float">
            <text:p>0,000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5:0.5)</text:p>
          </table:table-cell>
          <table:table-cell office:value-type="float" office:value="0.8441495276" calcext:value-type="float">
            <text:p>0,84415</text:p>
          </table:table-cell>
          <table:table-cell office:value-type="float" office:value="0.00086785" calcext:value-type="float">
            <text:p>0,000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3:0.3)</text:p>
          </table:table-cell>
          <table:table-cell office:value-type="float" office:value="0.84561182245" calcext:value-type="float">
            <text:p>0,84561</text:p>
          </table:table-cell>
          <table:table-cell office:value-type="float" office:value="0.0007582" calcext:value-type="float">
            <text:p>0,000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GREEDY)</text:p>
          </table:table-cell>
          <table:table-cell office:value-type="float" office:value="0.85156343545" calcext:value-type="float">
            <text:p>0,85156</text:p>
          </table:table-cell>
          <table:table-cell office:value-type="float" office:value="0.0006515" calcext:value-type="float">
            <text:p>0,00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UNT)</text:p>
          </table:table-cell>
          <table:table-cell office:value-type="float" office:value="0.85217111065" calcext:value-type="float">
            <text:p>0,85217</text:p>
          </table:table-cell>
          <table:table-cell office:value-type="float" office:value="0.143726275" calcext:value-type="float">
            <text:p>0,14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GREEDY)</text:p>
          </table:table-cell>
          <table:table-cell office:value-type="float" office:value="0.857768055" calcext:value-type="float">
            <text:p>0,85777</text:p>
          </table:table-cell>
          <table:table-cell office:value-type="float" office:value="0.00059295" calcext:value-type="float">
            <text:p>0,0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HECK)</text:p>
          </table:table-cell>
          <table:table-cell office:value-type="float" office:value="0.86788218635" calcext:value-type="float">
            <text:p>0,86788</text:p>
          </table:table-cell>
          <table:table-cell office:value-type="float" office:value="0.1014224" calcext:value-type="float">
            <text:p>0,1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LL)</text:p>
          </table:table-cell>
          <table:table-cell office:value-type="float" office:value="0.8704357639" calcext:value-type="float">
            <text:p>0,87044</text:p>
          </table:table-cell>
          <table:table-cell office:value-type="float" office:value="0.122415875" calcext:value-type="float">
            <text:p>0,122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TASK)</text:p>
          </table:table-cell>
          <table:table-cell office:value-type="float" office:value="0.8743936222" calcext:value-type="float">
            <text:p>0,87439</text:p>
          </table:table-cell>
          <table:table-cell office:value-type="float" office:value="0.1247558" calcext:value-type="float">
            <text:p>0,124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UNT)</text:p>
          </table:table-cell>
          <table:table-cell office:value-type="float" office:value="0.87561176885" calcext:value-type="float">
            <text:p>0,87561</text:p>
          </table:table-cell>
          <table:table-cell office:value-type="float" office:value="0.10510845" calcext:value-type="float">
            <text:p>0,10511</text:p>
          </table:table-cell>
          <table:table-cell table:number-columns-repeated="1019"/>
        </table:table-row>
        <calcext:conditional-formats>
          <calcext:conditional-format calcext:target-range-address="test_resumo_norm.C4:test_resumo_norm.AC24">
            <calcext:condition calcext:apply-style-name="Good" calcext:value="formula-is([.C4]=MIN([.$C4:.$AC4]))" calcext:base-cell-address="test_resumo_norm.C4"/>
            <calcext:condition calcext:apply-style-name="Bad" calcext:value="formula-is([.C4]=MAX([.$C4:.$AC4]))" calcext:base-cell-address="test_resumo_norm.C4"/>
          </calcext:conditional-format>
          <calcext:conditional-format calcext:target-range-address="test_resumo_norm.D28:test_resumo_norm.D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E28:test_resumo_norm.E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_resumo_norm.C28:test_resumo_norm.E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3:53:14.354235218</dc:date>
    <meta:editing-duration>PT12M3S</meta:editing-duration>
    <meta:editing-cycles>2</meta:editing-cycles>
    <meta:generator>LibreOffice/7.3.7.2$Linux_X86_64 LibreOffice_project/30$Build-2</meta:generator>
    <meta:document-statistic meta:table-count="1" meta:cell-count="1366" meta:object-count="0"/>
  </office:meta>
</office:document-meta>
</file>